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roman" style:font-pitch="variable"/>
  </office:font-face-decls>
  <office:automatic-styles>
    <style:style style:name="P1" style:family="paragraph" style:parent-style-name="Heading_20_1">
      <style:paragraph-properties fo:line-height="115%" fo:text-align="center" style:justify-single-word="false" fo:padding="0in" fo:border="none" style:writing-mode="lr-tb" style:join-border="false"/>
    </style:style>
    <style:style style:name="P2" style:family="paragraph" style:parent-style-name="Heading_20_3">
      <style:paragraph-properties fo:line-height="115%" fo:text-align="start" style:justify-single-word="false" fo:padding="0in" fo:border="none" style:writing-mode="lr-tb" style:join-border="false"/>
    </style:style>
    <style:style style:name="P3" style:family="paragraph" style:parent-style-name="Standard">
      <style:paragraph-properties fo:line-height="115%" fo:text-align="center" style:justify-single-word="false" style:writing-mode="lr-tb"/>
    </style:style>
    <style:style style:name="P4" style:family="paragraph" style:parent-style-name="Standard">
      <style:paragraph-properties fo:line-height="115%" fo:text-align="start" style:justify-single-word="false" fo:padding="0in" fo:border="none" style:writing-mode="lr-tb" style:join-border="false"/>
    </style:style>
    <style:style style:name="P5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style:font-name="Roboto Mono" fo:font-size="12pt" style:font-size-asian="12pt"/>
    </style:style>
    <style:style style:name="P6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style:font-name="Roboto Mono" fo:font-size="12pt" fo:font-weight="bold" style:font-size-asian="12pt" style:font-weight-asian="bold"/>
    </style:style>
    <style:style style:name="P7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fo:color="#ff9900" loext:opacity="100%" style:font-name="Roboto Mono" fo:font-size="12pt" style:font-size-asian="12pt"/>
    </style:style>
    <style:style style:name="P8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fo:color="#ff9900" loext:opacity="100%" style:text-line-through-style="solid" style:text-line-through-type="single" style:font-name="Roboto Mono" fo:font-size="12pt" style:font-size-asian="12pt"/>
    </style:style>
    <style:style style:name="P9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fo:color="#999999" loext:opacity="100%" style:font-name="Roboto Mono" fo:font-size="12pt" style:font-size-asian="12pt"/>
    </style:style>
    <style:style style:name="P10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fo:color="#999999" loext:opacity="100%" style:font-name="Roboto Mono" fo:font-size="12pt" fo:font-weight="bold" style:font-size-asian="12pt" style:font-weight-asian="bold"/>
    </style:style>
    <style:style style:name="P11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style:text-line-through-style="solid" style:text-line-through-type="single" style:font-name="Roboto Mono" fo:font-size="12pt" style:font-size-asian="12pt"/>
    </style:style>
    <style:style style:name="P12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style:text-line-through-style="solid" style:text-line-through-type="single" style:text-position="sub 58%" style:font-name="Roboto Mono" fo:font-size="14pt" style:font-size-asian="14pt"/>
    </style:style>
    <style:style style:name="P13" style:family="paragraph" style:parent-style-name="Standard">
      <style:paragraph-properties fo:line-height="115%" fo:text-align="start" style:justify-single-word="false" fo:padding="0in" fo:border="none" style:writing-mode="lr-tb" style:join-border="false"/>
      <style:text-properties style:text-position="sub 58%" style:font-name="Roboto Mono" fo:font-size="14pt" style:font-size-asian="14pt"/>
    </style:style>
    <style:style style:name="T1" style:family="text">
      <style:text-properties style:font-name="Arial" fo:font-size="20pt" fo:language="en" fo:country="US" style:text-underline-style="solid" style:text-underline-width="auto" style:text-underline-color="font-color" style:font-size-asian="20pt"/>
    </style:style>
    <style:style style:name="T2" style:family="text">
      <style:text-properties style:font-name="Arial" fo:font-size="20pt" style:text-underline-style="solid" style:text-underline-width="auto" style:text-underline-color="font-color" style:font-size-asian="20pt"/>
    </style:style>
    <style:style style:name="T3" style:family="text">
      <style:text-properties fo:color="#000000" loext:opacity="100%" fo:font-size="16pt" fo:language="en" fo:country="US" fo:font-weight="bold" style:font-size-asian="16pt" style:font-weight-asian="bold"/>
    </style:style>
    <style:style style:name="T4" style:family="text">
      <style:text-properties fo:color="#000000" loext:opacity="100%" fo:font-size="16pt" fo:font-weight="bold" style:font-size-asian="16pt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/>
    </style:style>
    <style:style style:name="T7" style:family="text">
      <style:text-properties style:font-name="Roboto Mono" fo:font-size="12pt" fo:language="en" fo:country="US" style:font-size-asian="12pt"/>
    </style:style>
    <style:style style:name="T8" style:family="text">
      <style:text-properties style:font-name="Roboto Mono" fo:font-size="12pt" fo:language="en" fo:country="US" fo:font-weight="bold" style:font-size-asian="12pt" style:font-weight-asian="bold"/>
    </style:style>
    <style:style style:name="T9" style:family="text">
      <style:text-properties style:font-name="Roboto Mono" fo:font-size="12pt" style:font-size-asian="12pt"/>
    </style:style>
    <style:style style:name="T10" style:family="text">
      <style:text-properties style:font-name="Roboto Mono" fo:font-size="12pt" fo:font-weight="bold" style:font-size-asian="12pt" style:font-weight-asian="bold"/>
    </style:style>
    <style:style style:name="T11" style:family="text">
      <style:text-properties style:font-name="Roboto Mono" fo:font-size="10pt" fo:language="en" fo:country="US" style:font-size-asian="10pt"/>
    </style:style>
    <style:style style:name="T12" style:family="text">
      <style:text-properties style:font-name="Roboto Mono" fo:font-size="10pt" style:font-size-asian="10pt"/>
    </style:style>
    <style:style style:name="T13" style:family="text">
      <style:text-properties fo:color="#ff9900" loext:opacity="100%" style:font-name="Roboto Mono" fo:font-size="12pt" fo:language="en" fo:country="US" style:font-size-asian="12pt"/>
    </style:style>
    <style:style style:name="T14" style:family="text">
      <style:text-properties fo:color="#ff9900" loext:opacity="100%" style:font-name="Roboto Mono" fo:font-size="12pt" style:font-size-asian="12pt"/>
    </style:style>
    <style:style style:name="T15" style:family="text">
      <style:text-properties fo:color="#ff9900" loext:opacity="100%" style:text-line-through-style="solid" style:text-line-through-type="single" style:font-name="Roboto Mono" fo:font-size="12pt" fo:language="en" fo:country="US" style:font-size-asian="12pt"/>
    </style:style>
    <style:style style:name="T16" style:family="text">
      <style:text-properties fo:color="#ff9900" loext:opacity="100%" style:text-line-through-style="solid" style:text-line-through-type="single" style:font-name="Roboto Mono" fo:font-size="12pt" style:font-size-asian="12pt"/>
    </style:style>
    <style:style style:name="T17" style:family="text">
      <style:text-properties fo:color="#999999" loext:opacity="100%" style:font-name="Roboto Mono" fo:font-size="12pt" fo:language="en" fo:country="US" style:font-size-asian="12pt"/>
    </style:style>
    <style:style style:name="T18" style:family="text">
      <style:text-properties fo:color="#999999" loext:opacity="100%" style:font-name="Roboto Mono" fo:font-size="12pt" style:font-size-asian="12pt"/>
    </style:style>
    <style:style style:name="T19" style:family="text">
      <style:text-properties style:text-line-through-style="solid" style:text-line-through-type="single" style:font-name="Roboto Mono" fo:font-size="12pt" fo:language="en" fo:country="US" fo:font-weight="bold" style:font-size-asian="12pt" style:font-weight-asian="bold"/>
    </style:style>
    <style:style style:name="T20" style:family="text">
      <style:text-properties style:text-line-through-style="solid" style:text-line-through-type="single" style:font-name="Roboto Mono" fo:font-size="12pt" fo:language="en" fo:country="US" style:font-size-asian="12pt"/>
    </style:style>
    <style:style style:name="T21" style:family="text">
      <style:text-properties style:text-line-through-style="solid" style:text-line-through-type="single" style:font-name="Roboto Mono" fo:font-size="12pt" fo:font-weight="bold" style:font-size-asian="12pt" style:font-weight-asian="bold"/>
    </style:style>
    <style:style style:name="T22" style:family="text">
      <style:text-properties style:text-line-through-style="solid" style:text-line-through-type="single" style:font-name="Roboto Mono" fo:font-size="12pt" style:font-size-asian="12pt"/>
    </style:style>
    <style:style style:name="T23" style:family="text">
      <style:text-properties style:text-line-through-style="solid" style:text-line-through-type="single" style:text-position="sub 58%" style:font-name="Roboto Mono" fo:font-size="14pt" fo:language="en" fo:country="US" style:font-size-asian="14pt"/>
    </style:style>
    <style:style style:name="T24" style:family="text">
      <style:text-properties style:text-line-through-style="solid" style:text-line-through-type="single" style:text-position="sub 58%" style:font-name="Roboto Mono" fo:font-size="14pt" style:font-size-asian="14pt"/>
    </style:style>
    <style:style style:name="T25" style:family="text">
      <style:text-properties style:text-position="sub 58%" style:font-name="Roboto Mono" fo:font-size="14pt" fo:language="en" fo:country="US" style:font-size-asian="14pt"/>
    </style:style>
    <style:style style:name="T26" style:family="text">
      <style:text-properties style:text-position="sub 58%" style:font-name="Roboto Mono" fo:font-size="14pt" style:font-size-asian="14pt"/>
    </style:style>
    <style:style style:name="T27" style:family="text">
      <style:text-properties fo:font-size="16pt" fo:language="en" fo:country="US" fo:font-weight="bold" style:font-size-asian="16pt" style:font-weight-asian="bold"/>
    </style:style>
    <style:style style:name="T28" style:family="text">
      <style:text-properties fo:font-size="16pt" fo:font-weight="bold" style:font-size-asian="16pt" style:font-weight-asian="bold"/>
    </style:style>
    <style:style style:name="T2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h.x9y2vbx5pajp"/><text:span text:style-name="T2">Parse Tree</text:span><text:bookmark text:name="h.m0ozyc5o7oe3"/></text:p>
      <text:p text:style-name="P2"><text:span text:style-name="T4">PROGRAM</text:span></text:p>
      <text:p text:style-name="P4"><text:span text:style-name="T9">&lt;p4program&gt; := &lt;declarationList&gt;</text:span></text:p>
      <text:p text:style-name="P5"/>
      <text:p text:style-name="P4"><text:span text:style-name="T9">&lt;declarationList&gt; := { &lt;declaration&gt; | </text:span><text:span text:style-name="T14">;</text:span><text:span text:style-name="T9"> </text:span><text:span text:style-name="T18">/* empty declaration */</text:span><text:span text:style-name="T9"> }*</text:span><text:line-break/></text:p>
      <text:p text:style-name="P4"><text:span text:style-name="T9">&lt;declaration&gt; := &lt;variableDeclaration&gt; | &lt;externDeclaration&gt; | &lt;actionDeclaration&gt; |</text:span></text:p>
      <text:p text:style-name="P4"><text:span text:style-name="T9">    &lt;typeDeclaration&gt; | &lt;parserDeclaration&gt; | &lt;controlDeclaration&gt; | &lt;instantiation&gt; |</text:span></text:p>
      <text:p text:style-name="P4"><text:span text:style-name="T9">    &lt;errorDeclaration&gt; | &lt;matchKindDeclaration&gt; | &lt;functionDeclaration&gt;</text:span></text:p>
      <text:p text:style-name="P5"/>
      <text:p text:style-name="P4"><text:span text:style-name="T9">&lt;nonTypeName&gt; := IDENTIFIER | </text:span><text:span text:style-name="T10">apply | key | actions | state | </text:span><text:span text:style-name="T21">entries</text:span><text:span text:style-name="T10"> | type</text:span></text:p>
      <text:p text:style-name="P6"/>
      <text:p text:style-name="P4"><text:span text:style-name="T9">&lt;name&gt; := &lt;nonTypeName&gt; | TYPE_IDENTIFIER</text:span></text:p>
      <text:p text:style-name="P5"/>
      <text:p text:style-name="P4"><text:span text:style-name="T9">&lt;nonTableKwName&gt; := IDENTIFIER | TYPE_IDENTIFIER | </text:span><text:span text:style-name="T10">apply</text:span><text:span text:style-name="T9"> | </text:span><text:span text:style-name="T10">state</text:span><text:span text:style-name="T9"> | </text:span><text:span text:style-name="T10">type</text:span></text:p>
      <text:p text:style-name="P6"/>
      <text:p text:style-name="P4"><text:span text:style-name="T9">&lt;parameterList&gt; := { &lt;parameter&gt; { </text:span><text:span text:style-name="T14">,</text:span><text:span text:style-name="T9"> &lt;parameter&gt; }* }</text:span></text:p>
      <text:p text:style-name="P5"/>
      <text:p text:style-name="P4"><text:span text:style-name="T9">&lt;parameter&gt; := { &lt;direction&gt; } &lt;typeRef&gt; &lt;name&gt; { </text:span><text:span text:style-name="T14">=</text:span><text:span text:style-name="T9"> &lt;expression&gt; }</text:span></text:p>
      <text:p text:style-name="P5"/>
      <text:p text:style-name="P4"><text:span text:style-name="T9">&lt;direction&gt; := </text:span><text:span text:style-name="T10">in</text:span><text:span text:style-name="T9"> | </text:span><text:span text:style-name="T10">out</text:span><text:span text:style-name="T9"> | </text:span><text:span text:style-name="T10">inout</text:span></text:p>
      <text:p text:style-name="P6"/>
      <text:p text:style-name="P4"><text:span text:style-name="T9">&lt;packageTypeDeclaration&gt; := </text:span><text:span text:style-name="T10">package </text:span><text:span text:style-name="T9">&lt;name&gt; </text:span><text:span text:style-name="T22">&lt;optTypeParameters&gt;</text:span><text:span text:style-name="T9"> </text:span><text:span text:style-name="T14">(</text:span><text:span text:style-name="T9"> &lt;parameterList&gt; </text:span><text:span text:style-name="T14">)</text:span></text:p>
      <text:p text:style-name="P7"/>
      <text:p text:style-name="P4"><text:span text:style-name="T9">&lt;instantiation&gt; := &lt;typeRef&gt; </text:span><text:span text:style-name="T14">(</text:span><text:span text:style-name="T9"> &lt;argumentList&gt; </text:span><text:span text:style-name="T14">)</text:span><text:span text:style-name="T9"> &lt;name&gt; </text:span><text:span text:style-name="T14">;</text:span></text:p>
      <text:p text:style-name="P7"/>
      <text:p text:style-name="P4"><text:span text:style-name="T9">&lt;constructorParameters&gt; := { </text:span><text:span text:style-name="T14">(</text:span><text:span text:style-name="T9"> &lt;parameterList&gt; </text:span><text:span text:style-name="T14">)</text:span><text:span text:style-name="T9"> }</text:span></text:p>
      <text:p text:style-name="P4"><text:bookmark text:name="h.u0xl2maliq2e"/></text:p>
      <text:p text:style-name="P2"><text:span text:style-name="T4">PARSER</text:span></text:p>
      <text:p text:style-name="P4"><text:span text:style-name="T9">&lt;parserDeclaration&gt; := &lt;parserTypeDeclaration&gt; &lt;constructorParameters&gt;</text:span></text:p>
      <text:p text:style-name="P4"><text:span text:style-name="T9">    </text:span><text:span text:style-name="T14">{</text:span><text:span text:style-name="T9"> &lt;parserLocalElements&gt; &lt;parserStates&gt; </text:span><text:span text:style-name="T14">}</text:span></text:p>
      <text:p text:style-name="P7"/>
      <text:p text:style-name="P4"><text:span text:style-name="T9">&lt;parserLocalElements&gt; := { &lt;parserLocalElement&gt; }*</text:span></text:p>
      <text:p text:style-name="P5"/>
      <text:p text:style-name="P4"><text:span text:style-name="T9">&lt;parserLocalElement&gt; := &lt;variableDeclaration&gt; |    &lt;instantiation&gt; </text:span><text:span text:style-name="T22">| &lt;valueSetDeclaration&gt;</text:span></text:p>
      <text:p text:style-name="P9"/>
      <text:p text:style-name="P4"><text:span text:style-name="T9">&lt;parserTypeDeclaration&gt; := </text:span><text:span text:style-name="T10">parser</text:span><text:span text:style-name="T9"> &lt;name&gt; </text:span><text:span text:style-name="T22">&lt;optTypeParameters&gt;</text:span><text:span text:style-name="T9"> </text:span><text:span text:style-name="T14">(</text:span><text:span text:style-name="T9"> &lt;parameterList&gt; </text:span><text:span text:style-name="T14">)</text:span></text:p>
      <text:p text:style-name="P7"/>
      <text:p text:style-name="P4"><text:span text:style-name="T9">&lt;parserStates&gt; := &lt;parserState&gt; { &lt;parserState&gt; }*</text:span></text:p>
      <text:p text:style-name="P5"/>
      <text:p text:style-name="P4"><text:span text:style-name="T9">&lt;parserState&gt; := </text:span><text:span text:style-name="T10">state</text:span><text:span text:style-name="T9"> &lt;name&gt; </text:span><text:span text:style-name="T14">{</text:span><text:span text:style-name="T9"> &lt;parserStatements&gt; &lt;transitionStatement&gt; </text:span><text:span text:style-name="T14">}</text:span></text:p>
      <text:p text:style-name="P7"/>
      <text:p text:style-name="P4"><text:span text:style-name="T9">&lt;parserStatements&gt; := { &lt;parserStatement&gt; }*</text:span></text:p>
      <text:p text:style-name="P5"/>
      <text:p text:style-name="P4"><text:span text:style-name="T9">&lt;parserStatement&gt; := &lt;assignmentOrMethodCallStatement&gt; | &lt;directApplication&gt; | &lt;parserBlockStatement&gt; |</text:span></text:p>
      <text:p text:style-name="P4"><text:span text:style-name="T9">    &lt;variableDeclaration&gt; | &lt;emptyStatement&gt;</text:span></text:p>
      <text:p text:style-name="P5"/>
      <text:p text:style-name="P4"><text:span text:style-name="T9">&lt;parserBlockStatement&gt; := </text:span><text:span text:style-name="T14">{</text:span><text:span text:style-name="T9"> &lt;parserStatements&gt; </text:span><text:span text:style-name="T14">}</text:span></text:p>
      <text:p text:style-name="P7"/>
      <text:p text:style-name="P4"><text:span text:style-name="T9">&lt;transitionStatement&gt; := { </text:span><text:span text:style-name="T10">transition</text:span><text:span text:style-name="T9"> &lt;stateExpression&gt; }</text:span></text:p>
      <text:p text:style-name="P5"/>
      <text:p text:style-name="P4"><text:span text:style-name="T9">&lt;stateExpression&gt; := &lt;name&gt; </text:span><text:span text:style-name="T14">;</text:span><text:span text:style-name="T9"> | &lt;selectExpression&gt;</text:span></text:p>
      <text:p text:style-name="P5"/>
      <text:p text:style-name="P4"><text:span text:style-name="T9">&lt;selectExpression&gt; := </text:span><text:span text:style-name="T10">select</text:span><text:span text:style-name="T9"> </text:span><text:span text:style-name="T14">(</text:span><text:span text:style-name="T9"> &lt;expressionList&gt; </text:span><text:span text:style-name="T14">)</text:span><text:span text:style-name="T9"> </text:span><text:span text:style-name="T14">{</text:span><text:span text:style-name="T9"> &lt;selectCaseList&gt; </text:span><text:span text:style-name="T14">}</text:span></text:p>
      <text:p text:style-name="P7"/>
      <text:p text:style-name="P4"><text:span text:style-name="T9">&lt;selectCaseList&gt; := { &lt;selectCase&gt; }*</text:span></text:p>
      <text:p text:style-name="P5"/>
      <text:p text:style-name="P4"><text:span text:style-name="T9">&lt;selectCase&gt; := &lt;keysetExpression&gt; </text:span><text:span text:style-name="T14">:</text:span><text:span text:style-name="T9"> &lt;name&gt; </text:span><text:span text:style-name="T14">;</text:span></text:p>
      <text:p text:style-name="P7"/>
      <text:p text:style-name="P4"><text:soft-page-break/><text:span text:style-name="T9">&lt;keysetExpression&gt; := &lt;tupleKeysetExpression&gt; | &lt;simpleKeysetExpression&gt;</text:span></text:p>
      <text:p text:style-name="P5"/>
      <text:p text:style-name="P4"><text:span text:style-name="T9">&lt;tupleKeysetExpression&gt; := </text:span><text:span text:style-name="T14">(</text:span><text:span text:style-name="T9"> &lt;simpleExpressionList&gt; </text:span><text:span text:style-name="T14">)</text:span></text:p>
      <text:p text:style-name="P7"/>
      <text:p text:style-name="P4"><text:span text:style-name="T9">&lt;simpleExpressionList&gt; := &lt;simpleKeysetExpression&gt; { </text:span><text:span text:style-name="T14">,</text:span><text:span text:style-name="T9"> &lt;simpleKeysetExpression }* </text:span></text:p>
      <text:p text:style-name="P5"/>
      <text:p text:style-name="P4"><text:span text:style-name="T9">&lt;simpleKeysetExpression&gt; := &lt;expression&gt; </text:span><text:span text:style-name="T22">{ ( </text:span><text:span text:style-name="T21">mask</text:span><text:span text:style-name="T22"> | </text:span><text:span text:style-name="T21">range</text:span><text:span text:style-name="T22"> ) &lt;expression&gt; }</text:span><text:span text:style-name="T9"> | </text:span><text:span text:style-name="T10">default</text:span><text:span text:style-name="T9"> | </text:span><text:span text:style-name="T14">_</text:span></text:p>
      <text:p text:style-name="P7"/>
      <text:p text:style-name="P4"><text:span text:style-name="T22">&lt;valueSetDeclaration&gt; := </text:span><text:span text:style-name="T21">valueset</text:span><text:span text:style-name="T22"> </text:span><text:span text:style-name="T16">&lt;</text:span><text:span text:style-name="T22"> ( &lt;baseType&gt; | &lt;tupleType&gt; | &lt;typeName&gt; ) </text:span><text:span text:style-name="T16">&gt;</text:span></text:p>
      <text:p text:style-name="P4"><text:span text:style-name="T22">    </text:span><text:span text:style-name="T16">(</text:span><text:span text:style-name="T22"> &lt;expression&gt; </text:span><text:span text:style-name="T16">)</text:span><text:span text:style-name="T22"> &lt;name&gt; </text:span><text:span text:style-name="T16">;</text:span></text:p>
      <text:p text:style-name="P4"><text:bookmark text:name="h.n4d7r1lky88s"/></text:p>
      <text:p text:style-name="P2"><text:span text:style-name="T4">CONTROL</text:span></text:p>
      <text:p text:style-name="P4"><text:span text:style-name="T9">&lt;controlDeclaration&gt; := &lt;controlTypeDeclaration&gt; &lt;constructorParameters&gt;</text:span></text:p>
      <text:p text:style-name="P4"><text:span text:style-name="T9">    </text:span><text:span text:style-name="T14">{</text:span><text:span text:style-name="T9"> &lt;controlLocalDeclarations&gt; </text:span><text:span text:style-name="T10">apply</text:span><text:span text:style-name="T9"> &lt;blockStatement&gt; </text:span><text:span text:style-name="T14">}</text:span></text:p>
      <text:p text:style-name="P7"/>
      <text:p text:style-name="P4"><text:span text:style-name="T9">&lt;controlTypeDeclaration&gt; := </text:span><text:span text:style-name="T10">control</text:span><text:span text:style-name="T9"> &lt;name&gt; </text:span><text:span text:style-name="T22">&lt;optTypeParameters&gt;</text:span><text:span text:style-name="T9"> </text:span><text:span text:style-name="T14">(</text:span><text:span text:style-name="T9"> &lt;parameterList&gt; </text:span><text:span text:style-name="T14">)</text:span></text:p>
      <text:p text:style-name="P7"/>
      <text:p text:style-name="P4"><text:span text:style-name="T9">&lt;controlLocalDeclaration&gt; := &lt;variableDeclaration&gt; | &lt;actionDeclaration&gt; | &lt;tableDeclaration&gt; |</text:span></text:p>
      <text:p text:style-name="P4"><text:span text:style-name="T9">    &lt;instantiation&gt;</text:span></text:p>
      <text:p text:style-name="P5"/>
      <text:p text:style-name="P4"><text:span text:style-name="T9">&lt;controlLocalDeclarations&gt; := { &lt;controlLocalDeclaration }*</text:span></text:p>
      <text:p text:style-name="P4"><text:bookmark text:name="h.ubj239w8sz67"/></text:p>
      <text:p text:style-name="P2"><text:span text:style-name="T4">EXTERN</text:span></text:p>
      <text:p text:style-name="P4"><text:span text:style-name="T9">&lt;externDeclaration&gt; := </text:span><text:span text:style-name="T10">extern</text:span></text:p>
      <text:p text:style-name="P4"><text:span text:style-name="T9">    ( &lt;nonTypeName&gt; </text:span><text:span text:style-name="T22">&lt;optTypeParameters&gt;</text:span><text:span text:style-name="T9"> </text:span><text:span text:style-name="T14">{</text:span><text:span text:style-name="T9"> &lt;methodPrototypes&gt; </text:span><text:span text:style-name="T14">}</text:span><text:span text:style-name="T9"> ) |</text:span></text:p>
      <text:p text:style-name="P4"><text:span text:style-name="T9">    ( &lt;functionPrototype&gt; </text:span><text:span text:style-name="T14">;</text:span><text:span text:style-name="T9"> )</text:span></text:p>
      <text:p text:style-name="P5"/>
      <text:p text:style-name="P4"><text:span text:style-name="T9">&lt;methodPrototypes&gt; := { &lt;methodPrototype&gt; }*</text:span></text:p>
      <text:p text:style-name="P5"/>
      <text:p text:style-name="P4"><text:span text:style-name="T9">&lt;functionPrototype&gt; := &lt;typeOrVoid&gt; &lt;name&gt; </text:span><text:span text:style-name="T22">&lt;optTypeParameters&gt;</text:span><text:span text:style-name="T9"> </text:span><text:span text:style-name="T14">(</text:span><text:span text:style-name="T9"> &lt;parameterList&gt; </text:span><text:span text:style-name="T14">)</text:span></text:p>
      <text:p text:style-name="P7"/>
      <text:p text:style-name="P4"><text:span text:style-name="T9">&lt;methodPrototype&gt; :=</text:span></text:p>
      <text:p text:style-name="P4"><text:span text:style-name="T9">    ( &lt;functionPrototype&gt; </text:span><text:span text:style-name="T14">;</text:span><text:span text:style-name="T9"> ) |</text:span></text:p>
      <text:p text:style-name="P4"><text:span text:style-name="T9">    ( TYPE </text:span><text:span text:style-name="T14">(</text:span><text:span text:style-name="T9"> &lt;parameterList&gt; </text:span><text:span text:style-name="T14">)</text:span><text:span text:style-name="T9"> </text:span><text:span text:style-name="T14">;</text:span><text:span text:style-name="T9"> )    </text:span><text:span text:style-name="T18">/* constructor */</text:span></text:p>
      <text:p text:style-name="P4"><text:bookmark text:name="h.3i6xwwjiwo43"/></text:p>
      <text:p text:style-name="P2"><text:span text:style-name="T4">TYPES</text:span></text:p>
      <text:p text:style-name="P4"><text:span text:style-name="T9">&lt;typeRef&gt; := &lt;baseType&gt; | &lt;namedType&gt; | &lt;tupleType&gt;</text:span></text:p>
      <text:p text:style-name="P5"/>
      <text:p text:style-name="P4"><text:span text:style-name="T9">&lt;namedType&gt; := &lt;typeName&gt; | </text:span><text:span text:style-name="T22">&lt;specializedType&gt;</text:span><text:span text:style-name="T9"> | &lt;headerStackType&gt;</text:span></text:p>
      <text:p text:style-name="P5"/>
      <text:p text:style-name="P4"><text:span text:style-name="T9">&lt;typeName&gt; := TYPE_IDENTIFIER</text:span></text:p>
      <text:p text:style-name="P5"/>
      <text:p text:style-name="P4"><text:span text:style-name="T9">&lt;tupleType&gt; := </text:span><text:span text:style-name="T10">tuple</text:span><text:span text:style-name="T9"> </text:span><text:span text:style-name="T14">&lt;</text:span><text:span text:style-name="T9"> &lt;typeArgumentList&gt; </text:span><text:span text:style-name="T14">&gt;</text:span></text:p>
      <text:p text:style-name="P7"/>
      <text:p text:style-name="P4"><text:span text:style-name="T9">&lt;headerStackType&gt; := &lt;typeName&gt; </text:span><text:span text:style-name="T14">[</text:span><text:span text:style-name="T9"> &lt;expression&gt; </text:span><text:span text:style-name="T14">]</text:span></text:p>
      <text:p text:style-name="P7"/>
      <text:p text:style-name="P4"><text:span text:style-name="T22">&lt;specializedType&gt; := &lt;typeName&gt; </text:span><text:span text:style-name="T16">&lt;</text:span><text:span text:style-name="T22"> &lt;typeArgumentList&gt; </text:span><text:span text:style-name="T16">&gt;</text:span></text:p>
      <text:p text:style-name="P8"/>
      <text:p text:style-name="P4"><text:span text:style-name="T9">&lt;baseType&gt; :=</text:span></text:p>
      <text:p text:style-name="P4"><text:span text:style-name="T9">    </text:span><text:span text:style-name="T10">bool</text:span><text:span text:style-name="T9"> | </text:span><text:span text:style-name="T10">error</text:span><text:span text:style-name="T9"> | </text:span><text:span text:style-name="T10">string</text:span><text:span text:style-name="T9"> | </text:span><text:span text:style-name="T10">void</text:span><text:span text:style-name="T9"> |</text:span></text:p>
      <text:p text:style-name="P4"><text:span text:style-name="T9">    </text:span><text:span text:style-name="T10">int</text:span><text:span text:style-name="T9"> { </text:span><text:span text:style-name="T14">&lt;</text:span><text:span text:style-name="T9"> &lt;integerTypeSize&gt; </text:span><text:span text:style-name="T14">&gt;</text:span><text:span text:style-name="T9"> } |</text:span></text:p>
      <text:p text:style-name="P4"><text:span text:style-name="T9">    </text:span><text:span text:style-name="T10">bit</text:span><text:span text:style-name="T9"> { </text:span><text:span text:style-name="T14">&lt;</text:span><text:span text:style-name="T9"> &lt;integerTypeSize&gt; </text:span><text:span text:style-name="T14">&gt;</text:span><text:span text:style-name="T9"> } |</text:span></text:p>
      <text:p text:style-name="P4"><text:span text:style-name="T9">    </text:span><text:span text:style-name="T10">varbit</text:span><text:span text:style-name="T9"> </text:span><text:span text:style-name="T14">&lt;</text:span><text:span text:style-name="T9"> &lt;integerTypeSize&gt; </text:span><text:span text:style-name="T14">&gt;</text:span></text:p>
      <text:p text:style-name="P7"/>
      <text:p text:style-name="P4"><text:span text:style-name="T9">&lt;integerTypeSize&gt; := INTEGER </text:span><text:span text:style-name="T22">| </text:span><text:span text:style-name="T16">(</text:span><text:span text:style-name="T22"> &lt;expression&gt; </text:span><text:span text:style-name="T16">)</text:span></text:p>
      <text:p text:style-name="P9"/>
      <text:p text:style-name="P4"><text:span text:style-name="T9">&lt;typeOrVoid&gt; := &lt;typeRef&gt; | </text:span><text:span text:style-name="T10">void</text:span><text:span text:style-name="T9"> | IDENTIFIER    </text:span><text:span text:style-name="T18">/* type variable */</text:span></text:p>
      <text:p text:style-name="P9"/>
      <text:p text:style-name="P4"><text:soft-page-break/><text:span text:style-name="T22">&lt;optTypeParameters&gt; := { </text:span><text:span text:style-name="T16">&lt;</text:span><text:span text:style-name="T22"> &lt;typeParameterList&gt; </text:span><text:span text:style-name="T16">&gt;</text:span><text:span text:style-name="T22"> }</text:span></text:p>
      <text:p text:style-name="P11"/>
      <text:p text:style-name="P4"><text:span text:style-name="T22">&lt;typeParameterList&gt; := &lt;name&gt; { </text:span><text:span text:style-name="T16">,</text:span><text:span text:style-name="T22"> &lt;name&gt; }*</text:span></text:p>
      <text:p text:style-name="P11"/>
      <text:p text:style-name="P4"><text:span text:style-name="T9">&lt;realTypeArg&gt; := </text:span><text:span text:style-name="T14">_</text:span><text:span text:style-name="T9"> | &lt;typeRef&gt;</text:span></text:p>
      <text:p text:style-name="P5"/>
      <text:p text:style-name="P4"><text:span text:style-name="T9">&lt;typeArg&gt; := </text:span><text:span text:style-name="T14">_</text:span><text:span text:style-name="T9"> | &lt;typeRef&gt; | &lt;nonTypeName&gt;</text:span></text:p>
      <text:p text:style-name="P5"/>
      <text:p text:style-name="P4"><text:span text:style-name="T9">&lt;realTypeArgumentList&gt; := &lt;realTypeArg&gt; { </text:span><text:span text:style-name="T14">,</text:span><text:span text:style-name="T9"> &lt;realTypeArg&gt; }*</text:span></text:p>
      <text:p text:style-name="P5"/>
      <text:p text:style-name="P4"><text:span text:style-name="T9">&lt;typeArgumentList&gt; := { &lt;typeArg&gt; { </text:span><text:span text:style-name="T14">,</text:span><text:span text:style-name="T9"> &lt;typeArg&gt; }* }</text:span></text:p>
      <text:p text:style-name="P5"/>
      <text:p text:style-name="P4"><text:span text:style-name="T9">&lt;typeDeclaration&gt; := &lt;derivedTypeDeclaration&gt; | &lt;typedefDeclaration&gt; | ( &lt;parserTypeDeclaration&gt; </text:span><text:span text:style-name="T14">;</text:span><text:span text:style-name="T9"> )</text:span></text:p>
      <text:p text:style-name="P4"><text:span text:style-name="T9">    | ( &lt;controlTypeDeclaration&gt; </text:span><text:span text:style-name="T14">;</text:span><text:span text:style-name="T9"> ) | ( &lt;packageTypeDeclaration&gt; </text:span><text:span text:style-name="T14">;</text:span><text:span text:style-name="T9"> )</text:span></text:p>
      <text:p text:style-name="P5"/>
      <text:p text:style-name="P4"><text:span text:style-name="T9">&lt;derivedTypeDeclaration&gt; := &lt;headerTypeDeclaration&gt; | &lt;headerUnionDeclaration&gt; |</text:span></text:p>
      <text:p text:style-name="P4"><text:span text:style-name="T9">    &lt;structTypeDeclaration&gt; | &lt;enumDeclaration&gt;</text:span></text:p>
      <text:p text:style-name="P5"/>
      <text:p text:style-name="P4"><text:span text:style-name="T9">&lt;headerTypeDeclaration&gt; := </text:span><text:span text:style-name="T10">header</text:span><text:span text:style-name="T9"> &lt;name&gt; </text:span><text:span text:style-name="T14">{</text:span><text:span text:style-name="T9"> &lt;structFieldList&gt; </text:span><text:span text:style-name="T14">}</text:span></text:p>
      <text:p text:style-name="P7"/>
      <text:p text:style-name="P4"><text:span text:style-name="T9">&lt;headerUnionDeclaration&gt; := </text:span><text:span text:style-name="T10">header_union</text:span><text:span text:style-name="T9"> &lt;name&gt; </text:span><text:span text:style-name="T14">{</text:span><text:span text:style-name="T9"> &lt;structFieldList&gt; </text:span><text:span text:style-name="T14">}</text:span></text:p>
      <text:p text:style-name="P7"/>
      <text:p text:style-name="P4"><text:span text:style-name="T9">&lt;structTypeDeclaration&gt; := </text:span><text:span text:style-name="T10">struct</text:span><text:span text:style-name="T9"> &lt;name&gt; </text:span><text:span text:style-name="T14">{</text:span><text:span text:style-name="T9"> &lt;structFieldList&gt; </text:span><text:span text:style-name="T14">}</text:span></text:p>
      <text:p text:style-name="P7"/>
      <text:p text:style-name="P4"><text:span text:style-name="T9">&lt;structFieldList&gt; := { &lt;structField&gt; { </text:span><text:span text:style-name="T14">,</text:span><text:span text:style-name="T9"> &lt;structField&gt; }* }</text:span></text:p>
      <text:p text:style-name="P5"/>
      <text:p text:style-name="P4"><text:span text:style-name="T9">&lt;structField&gt; := &lt;typeRef&gt; &lt;name&gt; </text:span><text:span text:style-name="T14">;</text:span></text:p>
      <text:p text:style-name="P7"/>
      <text:p text:style-name="P4"><text:span text:style-name="T9">&lt;enumDeclaration&gt; := </text:span><text:span text:style-name="T10">enum</text:span><text:span text:style-name="T9"> { </text:span><text:span text:style-name="T10">bit</text:span><text:span text:style-name="T9"> </text:span><text:span text:style-name="T14">&lt;</text:span><text:span text:style-name="T9"> INTEGER </text:span><text:span text:style-name="T14">&gt;</text:span><text:span text:style-name="T9"> } &lt;name&gt; </text:span><text:span text:style-name="T14">{</text:span><text:span text:style-name="T9"> &lt;specifiedIdentifierList&gt; </text:span><text:span text:style-name="T14">}</text:span></text:p>
      <text:p text:style-name="P7"/>
      <text:p text:style-name="P4"><text:span text:style-name="T9">&lt;errorDeclaration&gt; := </text:span><text:span text:style-name="T10">error</text:span><text:span text:style-name="T9"> </text:span><text:span text:style-name="T14">{</text:span><text:span text:style-name="T9"> &lt;identifierList&gt; </text:span><text:span text:style-name="T14">}</text:span></text:p>
      <text:p text:style-name="P7"/>
      <text:p text:style-name="P4"><text:span text:style-name="T9">&lt;matchKindDeclaration&gt; := </text:span><text:span text:style-name="T10">match_kind</text:span><text:span text:style-name="T9"> </text:span><text:span text:style-name="T14">{</text:span><text:span text:style-name="T9"> &lt;identifierList&gt; </text:span><text:span text:style-name="T14">}</text:span></text:p>
      <text:p text:style-name="P7"/>
      <text:p text:style-name="P4"><text:span text:style-name="T9">&lt;identifierList&gt; := &lt;name&gt; { </text:span><text:span text:style-name="T14">,</text:span><text:span text:style-name="T9"> &lt;name&gt; }*</text:span></text:p>
      <text:p text:style-name="P5"/>
      <text:p text:style-name="P4"><text:span text:style-name="T9">&lt;specifiedIdentifierList&gt; := &lt;specifiedIdentifier&gt; { </text:span><text:span text:style-name="T14">,</text:span><text:span text:style-name="T9"> &lt;specifiedIdentifier&gt; }*</text:span></text:p>
      <text:p text:style-name="P5"/>
      <text:p text:style-name="P4"><text:span text:style-name="T9">&lt;specifiedIdentifier&gt; := &lt;name&gt; { </text:span><text:span text:style-name="T14">=</text:span><text:span text:style-name="T9"> &lt;expression&gt; }</text:span></text:p>
      <text:p text:style-name="P5"/>
      <text:p text:style-name="P4"><text:span text:style-name="T9">&lt;typedefDeclaration&gt; := ( </text:span><text:span text:style-name="T10">typedef</text:span><text:span text:style-name="T9"> </text:span><text:span text:style-name="T22">| </text:span><text:span text:style-name="T21">type</text:span><text:span text:style-name="T9"> ) ( &lt;typeRef&gt; | &lt;derivedTypeDeclaration&gt; ) &lt;name&gt; </text:span><text:span text:style-name="T14">';'</text:span></text:p>
      <text:p text:style-name="P4"><text:bookmark text:name="h.ets0ysjtvhb8"/></text:p>
      <text:p text:style-name="P2"><text:span text:style-name="T4">STATEMENTS</text:span></text:p>
      <text:p text:style-name="P4"><text:span text:style-name="T9">&lt;assignmentOrMethodCallStatement&gt; := &lt;lvalue&gt;</text:span></text:p>
      <text:p text:style-name="P4"><text:span text:style-name="T9">    ( </text:span><text:span text:style-name="T22">{ </text:span><text:span text:style-name="T16">&lt;</text:span><text:span text:style-name="T22"> &lt;typeArgumentList&gt; </text:span><text:span text:style-name="T16">&gt;</text:span><text:span text:style-name="T22"> }</text:span><text:span text:style-name="T14"> (</text:span><text:span text:style-name="T9"> &lt;argumentList&gt; </text:span><text:span text:style-name="T14">)</text:span><text:span text:style-name="T9"> </text:span><text:span text:style-name="T14">;</text:span><text:span text:style-name="T9"> ) |</text:span></text:p>
      <text:p text:style-name="P4"><text:span text:style-name="T9">    ( </text:span><text:span text:style-name="T14">=</text:span><text:span text:style-name="T9"> &lt;expression&gt; </text:span><text:span text:style-name="T14">;</text:span><text:span text:style-name="T9"> )</text:span></text:p>
      <text:p text:style-name="P5"/>
      <text:p text:style-name="P4"><text:span text:style-name="T9">&lt;emptyStatement&gt; := </text:span><text:span text:style-name="T14">;</text:span></text:p>
      <text:p text:style-name="P7"/>
      <text:p text:style-name="P4"><text:span text:style-name="T9">&lt;returnStatement&gt; := </text:span><text:span text:style-name="T10">return</text:span><text:span text:style-name="T9"> { expression } </text:span><text:span text:style-name="T14">;</text:span></text:p>
      <text:p text:style-name="P7"/>
      <text:p text:style-name="P4"><text:span text:style-name="T9">&lt;exitStatement&gt; := </text:span><text:span text:style-name="T10">exit</text:span><text:span text:style-name="T9"> </text:span><text:span text:style-name="T14">;</text:span></text:p>
      <text:p text:style-name="P7"/>
      <text:p text:style-name="P4"><text:span text:style-name="T9">&lt;conditionalStatement&gt; := </text:span><text:span text:style-name="T10">if</text:span><text:span text:style-name="T9"> </text:span><text:span text:style-name="T14">(</text:span><text:span text:style-name="T9"> &lt;expression&gt; </text:span><text:span text:style-name="T14">)</text:span><text:span text:style-name="T9"> &lt;statement&gt; { </text:span><text:span text:style-name="T10">else</text:span><text:span text:style-name="T9"> &lt;statement&gt; }</text:span></text:p>
      <text:p text:style-name="P5"/>
      <text:p text:style-name="P4"><text:span text:style-name="T18">/* To support direct invocation of a control or parser without instantiation. */</text:span></text:p>
      <text:p text:style-name="P4"><text:span text:style-name="T9">&lt;directApplication&gt; := &lt;typeName&gt; </text:span><text:span text:style-name="T14">.</text:span><text:span text:style-name="T9"> </text:span><text:span text:style-name="T10">apply</text:span><text:span text:style-name="T9"> </text:span><text:span text:style-name="T14">(</text:span><text:span text:style-name="T9"> &lt;argumentList&gt; </text:span><text:span text:style-name="T14">)</text:span><text:span text:style-name="T9"> </text:span><text:span text:style-name="T14">;</text:span></text:p>
      <text:p text:style-name="P7"/>
      <text:p text:style-name="P4"><text:span text:style-name="T9">&lt;statement&gt; := &lt;assignmentOrMethodCallStatement&gt; | &lt;directApplication&gt; | &lt;conditionalStatement&gt; |</text:span></text:p>
      <text:p text:style-name="P4"><text:span text:style-name="T9">    &lt;emptyStatement&gt; | &lt;blockStatement&gt; | &lt;exitStatement&gt; | &lt;returnStatement&gt; | &lt;switchStatement&gt;</text:span></text:p>
      <text:p text:style-name="P5"><text:soft-page-break/></text:p>
      <text:p text:style-name="P4"><text:span text:style-name="T9">&lt;blockStatement&gt; := </text:span><text:span text:style-name="T14">{</text:span><text:span text:style-name="T9"> &lt;statementOrDeclList&gt; </text:span><text:span text:style-name="T14">}</text:span></text:p>
      <text:p text:style-name="P7"/>
      <text:p text:style-name="P4"><text:span text:style-name="T9">&lt;statementOrDeclList&gt; := { &lt;statementOrDeclaration&gt; }*</text:span></text:p>
      <text:p text:style-name="P5"/>
      <text:p text:style-name="P4"><text:span text:style-name="T9">&lt;switchStatement&gt; := </text:span><text:span text:style-name="T10">switch</text:span><text:span text:style-name="T9"> </text:span><text:span text:style-name="T14">(</text:span><text:span text:style-name="T9"> &lt;expression&gt; </text:span><text:span text:style-name="T14">)</text:span><text:span text:style-name="T9"> </text:span><text:span text:style-name="T14">{</text:span><text:span text:style-name="T9"> &lt;switchCases&gt; </text:span><text:span text:style-name="T14">}</text:span></text:p>
      <text:p text:style-name="P7"/>
      <text:p text:style-name="P4"><text:span text:style-name="T9">&lt;switchCases&gt; := { &lt;switchCase&gt; }*</text:span></text:p>
      <text:p text:style-name="P5"/>
      <text:p text:style-name="P4"><text:span text:style-name="T9">&lt;switchCase&gt; := &lt;switchLabel&gt; </text:span><text:span text:style-name="T14">:</text:span><text:span text:style-name="T9"> { &lt;blockStatement&gt; }</text:span></text:p>
      <text:p text:style-name="P5"/>
      <text:p text:style-name="P4"><text:span text:style-name="T9">&lt;switchLabel&gt; := &lt;name&gt; | </text:span><text:span text:style-name="T10">default</text:span></text:p>
      <text:p text:style-name="P6"/>
      <text:p text:style-name="P4"><text:span text:style-name="T9">&lt;statementOrDeclaration&gt; := &lt;variableDeclaration&gt; | &lt;statement&gt; | &lt;instantiation&gt;</text:span></text:p>
      <text:p text:style-name="P4"><text:bookmark text:name="h.kou6p688fzgd"/></text:p>
      <text:p text:style-name="P2"><text:span text:style-name="T4">TABLES</text:span></text:p>
      <text:p text:style-name="P4"><text:span text:style-name="T9">&lt;tableDeclaration&gt; := </text:span><text:span text:style-name="T10">table</text:span><text:span text:style-name="T9"> &lt;name&gt; </text:span><text:span text:style-name="T14">{</text:span><text:span text:style-name="T9"> &lt;tablePropertyList&gt; </text:span><text:span text:style-name="T14">}</text:span></text:p>
      <text:p text:style-name="P7"/>
      <text:p text:style-name="P4"><text:span text:style-name="T9">&lt;tablePropertyList&gt; := &lt;tableProperty&gt; { &lt;tableProperty&gt; }*</text:span></text:p>
      <text:p text:style-name="P5"/>
      <text:p text:style-name="P4"><text:span text:style-name="T9">&lt;tableProperty&gt; :=</text:span></text:p>
      <text:p text:style-name="P4"><text:span text:style-name="T9">    ( </text:span><text:span text:style-name="T10">key</text:span><text:span text:style-name="T9"> </text:span><text:span text:style-name="T14">=</text:span><text:span text:style-name="T9"> </text:span><text:span text:style-name="T14">{</text:span><text:span text:style-name="T9"> &lt;keyElementList&gt; </text:span><text:span text:style-name="T14">}</text:span><text:span text:style-name="T9"> ) |</text:span></text:p>
      <text:p text:style-name="P4"><text:span text:style-name="T9">    ( </text:span><text:span text:style-name="T10">actions</text:span><text:span text:style-name="T9"> </text:span><text:span text:style-name="T14">=</text:span><text:span text:style-name="T9"> </text:span><text:span text:style-name="T14">{</text:span><text:span text:style-name="T9"> &lt;actionList&gt; </text:span><text:span text:style-name="T14">}</text:span><text:span text:style-name="T9"> ) |</text:span></text:p>
      <text:p text:style-name="P4"><text:span text:style-name="T9">    </text:span><text:span text:style-name="T22">( </text:span><text:span text:style-name="T21">const</text:span><text:span text:style-name="T22"> </text:span><text:span text:style-name="T21">entries</text:span><text:span text:style-name="T22"> </text:span><text:span text:style-name="T16">=</text:span><text:span text:style-name="T22"> </text:span><text:span text:style-name="T16">{</text:span><text:span text:style-name="T22"> &lt;entriesList&gt; </text:span><text:span text:style-name="T16">}</text:span><text:span text:style-name="T22"> ) |</text:span><text:span text:style-name="T9">    </text:span><text:span text:style-name="T18">/* immutable entries */</text:span></text:p>
      <text:p text:style-name="P4"><text:span text:style-name="T9">    </text:span><text:span text:style-name="T22">( { </text:span><text:span text:style-name="T21">const</text:span><text:span text:style-name="T22"> } &lt;nonTableKwName&gt; </text:span><text:span text:style-name="T16">=</text:span><text:span text:style-name="T22"> &lt;expression&gt; </text:span><text:span text:style-name="T16">;</text:span><text:span text:style-name="T22"> )</text:span></text:p>
      <text:p text:style-name="P5"/>
      <text:p text:style-name="P4"><text:span text:style-name="T9">&lt;keyElementList&gt; := { &lt;keyElement&gt; }*</text:span></text:p>
      <text:p text:style-name="P5"/>
      <text:p text:style-name="P4"><text:span text:style-name="T9">&lt;keyElement&gt; := &lt;expression&gt; </text:span><text:span text:style-name="T14">:</text:span><text:span text:style-name="T9"> &lt;name&gt; </text:span><text:span text:style-name="T14">;</text:span></text:p>
      <text:p text:style-name="P7"/>
      <text:p text:style-name="P4"><text:span text:style-name="T9">&lt;actionList&gt; := { &lt;actionRef&gt; </text:span><text:span text:style-name="T14">;</text:span><text:span text:style-name="T9"> }*</text:span></text:p>
      <text:p text:style-name="P5"/>
      <text:p text:style-name="P4"><text:span text:style-name="T9">&lt;actionRef&gt; := &lt;nonTypeName&gt; { </text:span><text:span text:style-name="T14">(</text:span><text:span text:style-name="T9"> &lt;argumentList&gt; </text:span><text:span text:style-name="T14">)</text:span><text:span text:style-name="T9"> }</text:span></text:p>
      <text:p text:style-name="P5"/>
      <text:p text:style-name="P4"><text:span text:style-name="T9">&lt;entriesList&gt; := &lt;entry&gt; { &lt;entry&gt; }*</text:span></text:p>
      <text:p text:style-name="P5"/>
      <text:p text:style-name="P4"><text:span text:style-name="T9">&lt;entry&gt; := &lt;keysetExpression&gt; </text:span><text:span text:style-name="T14">:</text:span><text:span text:style-name="T9"> &lt;actionRef&gt; </text:span><text:span text:style-name="T14">;</text:span></text:p>
      <text:p text:style-name="P7"/>
      <text:p text:style-name="P4"><text:span text:style-name="T9">&lt;actionDeclaration&gt; := </text:span><text:span text:style-name="T10">action</text:span><text:span text:style-name="T9"> &lt;name&gt; </text:span><text:span text:style-name="T14">(</text:span><text:span text:style-name="T9"> &lt;parameterList&gt; </text:span><text:span text:style-name="T14">)</text:span><text:span text:style-name="T9"> &lt;blockStatement&gt;</text:span></text:p>
      <text:p text:style-name="P4"><text:bookmark text:name="h.jxvvnugjn71k"/></text:p>
      <text:p text:style-name="P2"><text:span text:style-name="T4">VARIABLES</text:span></text:p>
      <text:p text:style-name="P4"><text:span text:style-name="T9">&lt;variableDeclaration&gt; := </text:span><text:span text:style-name="T22">{ </text:span><text:span text:style-name="T21">const</text:span><text:span text:style-name="T22"> }</text:span><text:span text:style-name="T9"> &lt;typeRef&gt; &lt;name&gt; { </text:span><text:span text:style-name="T14">=</text:span><text:span text:style-name="T9"> &lt;expression&gt; }</text:span><text:span text:style-name="T14">;</text:span></text:p>
      <text:p text:style-name="P4"><text:bookmark text:name="h.v9yr5uld9yiv"/></text:p>
      <text:p text:style-name="P2"><text:span text:style-name="T4">EXPRESSIONS</text:span></text:p>
      <text:p text:style-name="P4"><text:span text:style-name="T9">&lt;functionDeclaration&gt; := &lt;functionPrototype&gt; &lt;blockStatement&gt;</text:span></text:p>
      <text:p text:style-name="P5"/>
      <text:p text:style-name="P4"><text:span text:style-name="T9">&lt;argumentList&gt; := { &lt;argument&gt; { </text:span><text:span text:style-name="T14">,</text:span><text:span text:style-name="T9"> &lt;argument&gt; }* }</text:span></text:p>
      <text:p text:style-name="P5"/>
      <text:p text:style-name="P4"><text:span text:style-name="T9">&lt;argument&gt; := &lt;expression&gt; | </text:span><text:span text:style-name="T14">_</text:span></text:p>
      <text:p text:style-name="P7"/>
      <text:p text:style-name="P4"><text:span text:style-name="T9">&lt;expressionList&gt; := { &lt;expression&gt; { </text:span><text:span text:style-name="T14">,</text:span><text:span text:style-name="T9"> &lt;expression&gt; }* }</text:span></text:p>
      <text:p text:style-name="P5"/>
      <text:p text:style-name="P4"><text:span text:style-name="T9">&lt;lvalue&gt; := &lt;nonTypeName&gt; {</text:span></text:p>
      <text:p text:style-name="P4"><text:span text:style-name="T9">        ( </text:span><text:span text:style-name="T14">.</text:span><text:span text:style-name="T9"> &lt;name&gt; ) |    </text:span><text:span text:style-name="T18">/* member selector */</text:span></text:p>
      <text:p text:style-name="P4"><text:span text:style-name="T9">        ( </text:span><text:span text:style-name="T14">[</text:span><text:span text:style-name="T9"> &lt;indexExpression&gt; </text:span><text:span text:style-name="T14">]</text:span><text:span text:style-name="T9"> )    </text:span><text:span text:style-name="T18">/* array subscript */</text:span></text:p>
      <text:p text:style-name="P4"><text:span text:style-name="T9">    }*</text:span></text:p>
      <text:p text:style-name="P5"/>
      <text:p text:style-name="P4"><text:span text:style-name="T9">&lt;expression&gt; := &lt;expressionPrimary&gt; { &lt;exprOperator&gt; &lt;expression&gt; }*</text:span></text:p>
      <text:p text:style-name="P5"><text:soft-page-break/></text:p>
      <text:p text:style-name="P4"><text:span text:style-name="T9">&lt;expressionPrimary&gt; := &lt;integer&gt; | &lt;boolean&gt; | &lt;string&gt; |</text:span></text:p>
      <text:p text:style-name="P4"><text:span text:style-name="T9">    ( </text:span><text:span text:style-name="T22">{ </text:span><text:span text:style-name="T16">.</text:span><text:span text:style-name="T22"> }</text:span><text:span text:style-name="T9"> &lt;nonTypeName&gt; ) |</text:span></text:p>
      <text:p text:style-name="P4"><text:span text:style-name="T9">    ( </text:span><text:span text:style-name="T14">{</text:span><text:span text:style-name="T9"> &lt;expressionList&gt; </text:span><text:span text:style-name="T14">}</text:span><text:span text:style-name="T9"> ) |</text:span></text:p>
      <text:p text:style-name="P4"><text:span text:style-name="T9">    ( </text:span><text:span text:style-name="T14">(</text:span><text:span text:style-name="T9"> &lt;expression&gt; </text:span><text:span text:style-name="T14">)</text:span><text:span text:style-name="T9"> ) |</text:span></text:p>
      <text:p text:style-name="P4"><text:span text:style-name="T9">    ( ( </text:span><text:span text:style-name="T14">!</text:span><text:span text:style-name="T9"> | </text:span><text:span text:style-name="T14">~</text:span><text:span text:style-name="T9"> | </text:span><text:span text:style-name="T14">-</text:span><text:span text:style-name="T9"> ) &lt;expression&gt; ) |    </text:span><text:span text:style-name="T18">/* unary expression */</text:span></text:p>
      <text:p text:style-name="P4"><text:span text:style-name="T9">    ( TYPE_IDENTIFIER | </text:span><text:span text:style-name="T10">error</text:span><text:span text:style-name="T9"> ) |    </text:span><text:span text:style-name="T18">/* member selector, function call, constructor */</text:span></text:p>
      <text:p text:style-name="P4"><text:span text:style-name="T9">    ( </text:span><text:span text:style-name="T14">(</text:span><text:span text:style-name="T9"> &lt;typeRef&gt; </text:span><text:span text:style-name="T14">)</text:span><text:span text:style-name="T9"> &lt;expression&gt; )    </text:span><text:span text:style-name="T18">/* cast */</text:span></text:p>
      <text:p text:style-name="P9"/>
      <text:p text:style-name="P4"><text:span text:style-name="T9">&lt;exprOperator&gt; := &lt;binaryOperator&gt; |</text:span></text:p>
      <text:p text:style-name="P4"><text:span text:style-name="T9">    ( </text:span><text:span text:style-name="T14">.</text:span><text:span text:style-name="T9"> &lt;name&gt; ) |    </text:span><text:span text:style-name="T18">/* member selector */</text:span></text:p>
      <text:p text:style-name="P4"><text:span text:style-name="T9">    ( </text:span><text:span text:style-name="T14">[</text:span><text:span text:style-name="T9"> &lt;indexExpression&gt; </text:span><text:span text:style-name="T14">]</text:span><text:span text:style-name="T9"> ) |    </text:span><text:span text:style-name="T18">/* array subscript */</text:span></text:p>
      <text:p text:style-name="P4"><text:span text:style-name="T9">    ( </text:span><text:span text:style-name="T14">(</text:span><text:span text:style-name="T9"> &lt;argumentList&gt; </text:span><text:span text:style-name="T14">)</text:span><text:span text:style-name="T9"> ) |    </text:span><text:span text:style-name="T18">/* function call */</text:span></text:p>
      <text:p text:style-name="P4"><text:span text:style-name="T9">    </text:span><text:span text:style-name="T22">( </text:span><text:span text:style-name="T16">&lt;</text:span><text:span text:style-name="T22"> &lt;realTypeArgumentList&gt; </text:span><text:span text:style-name="T16">&gt;</text:span><text:span text:style-name="T22"> ) |</text:span></text:p>
      <text:p text:style-name="P4"><text:span text:style-name="T9">    ( </text:span><text:span text:style-name="T14">=</text:span><text:span text:style-name="T9"> &lt;expression&gt; )    </text:span><text:span text:style-name="T18">/* named argument */</text:span></text:p>
      <text:p text:style-name="P9"/>
      <text:p text:style-name="P4"><text:span text:style-name="T9">&lt;indexExpression&gt; := &lt;expression&gt; {</text:span><text:span text:style-name="T18"> </text:span><text:span text:style-name="T14">:</text:span><text:span text:style-name="T9"> &lt;expression&gt; }</text:span></text:p>
      <text:p text:style-name="P5"/>
      <text:p text:style-name="P4"><text:span text:style-name="T9">&lt;integer&gt; := INTEGER</text:span></text:p>
      <text:p text:style-name="P5"/>
      <text:p text:style-name="P4"><text:span text:style-name="T9">&lt;boolean&gt; := </text:span><text:span text:style-name="T10">true</text:span><text:span text:style-name="T9"> | </text:span><text:span text:style-name="T10">false</text:span></text:p>
      <text:p text:style-name="P10"/>
      <text:p text:style-name="P4"><text:span text:style-name="T9">&lt;string&gt; := STRING</text:span></text:p>
      <text:p text:style-name="P5"/>
      <text:p text:style-name="P4"><text:span text:style-name="T9">&lt;binaryOperator&gt; := </text:span><text:span text:style-name="T14">*</text:span><text:span text:style-name="T9"> | </text:span><text:span text:style-name="T14">/</text:span><text:span text:style-name="T9"> | </text:span><text:span text:style-name="T14">+</text:span><text:span text:style-name="T9"> | </text:span><text:span text:style-name="T14">-</text:span><text:span text:style-name="T9"> | </text:span><text:span text:style-name="T14">&lt;=</text:span><text:span text:style-name="T9"> | </text:span><text:span text:style-name="T14">&gt;=</text:span><text:span text:style-name="T9"> | </text:span><text:span text:style-name="T14">&lt;</text:span><text:span text:style-name="T9"> | </text:span><text:span text:style-name="T14">&gt;</text:span><text:span text:style-name="T9"> | </text:span><text:span text:style-name="T14">!=</text:span><text:span text:style-name="T9"> | </text:span><text:span text:style-name="T14">==</text:span><text:span text:style-name="T9"> | </text:span><text:span text:style-name="T14">||</text:span><text:span text:style-name="T9"> | </text:span><text:span text:style-name="T14">&amp;&amp;</text:span><text:span text:style-name="T9"> | </text:span><text:span text:style-name="T14">|</text:span><text:span text:style-name="T9"> | </text:span><text:span text:style-name="T14">&amp;</text:span><text:span text:style-name="T9"> | </text:span><text:span text:style-name="T14">&lt;&lt;</text:span><text:span text:style-name="T9"> | </text:span><text:span text:style-name="T14">&gt;&gt; </text:span></text:p>
      <text:p text:style-name="P4"><text:bookmark text:name="h.lzyiz6u45myl"/></text:p>
      <text:p text:style-name="P1"><text:span text:style-name="T29">Syntax Tree</text:span><text:bookmark text:name="h.h4y32nnfxcfn"/></text:p>
      <text:p text:style-name="P2"><text:span text:style-name="T4">PROGRAM</text:span></text:p>
      <text:p text:style-name="P4"><text:span text:style-name="T9">&lt;p4program&gt; := &lt;declarationList&gt;</text:span><text:span text:style-name="T26">decl_list</text:span></text:p>
      <text:p text:style-name="P13"/>
      <text:p text:style-name="P4"><text:span text:style-name="T9">&lt;declarationList&gt; := { &lt;declaration&gt;</text:span><text:span text:style-name="T26">[0..n]</text:span><text:span text:style-name="T9"> }*</text:span></text:p>
      <text:p text:style-name="P5"/>
      <text:p text:style-name="P4"><text:span text:style-name="T9">&lt;declaration&gt; := ( &lt;variableDeclaration&gt; | &lt;externDeclaration&gt; | &lt;actionDeclaration&gt; |</text:span></text:p>
      <text:p text:style-name="P4"><text:span text:style-name="T9">    &lt;functionDeclaration&gt; | &lt;parserDeclaration&gt; | &lt;parserTypeDeclaration&gt; | &lt;controlDeclaration&gt; |</text:span></text:p>
      <text:p text:style-name="P4"><text:span text:style-name="T9">    &lt;controlTypeDeclaration&gt; | &lt;typeDeclaration&gt; | &lt;errorDeclaration&gt; | &lt;matchKindDeclaration&gt; |</text:span></text:p>
      <text:p text:style-name="P4"><text:span text:style-name="T9">    &lt;instantiation&gt; )</text:span><text:span text:style-name="T26">decl</text:span></text:p>
      <text:p text:style-name="P13"/>
      <text:p text:style-name="P4"><text:span text:style-name="T9">&lt;name&gt; := STRING</text:span><text:span text:style-name="T26">strname</text:span></text:p>
      <text:p text:style-name="P13"/>
      <text:p text:style-name="P4"><text:span text:style-name="T9">&lt;parameterList&gt; := { &lt;parameter&gt;</text:span><text:span text:style-name="T26">[0..n]</text:span><text:span text:style-name="T9"> }*</text:span></text:p>
      <text:p text:style-name="P5"/>
      <text:p text:style-name="P4"><text:span text:style-name="T9">&lt;parameter&gt; := DIRECTION</text:span><text:span text:style-name="T26">direction</text:span><text:span text:style-name="T9"> &lt;typeRef&gt;</text:span><text:span text:style-name="T26">type</text:span><text:span text:style-name="T9"> &lt;name&gt;</text:span><text:span text:style-name="T26">name</text:span><text:span text:style-name="T9"> { &lt;expression&gt; }</text:span><text:span text:style-name="T26">init_expr</text:span></text:p>
      <text:p text:style-name="P13"/>
      <text:p text:style-name="P4"><text:span text:style-name="T9">&lt;packageTypeDeclaration&gt; := &lt;name&gt;</text:span><text:span text:style-name="T26">name</text:span><text:span text:style-name="T9"> </text:span><text:span text:style-name="T22">{ &lt;typeParameterList&gt; }</text:span><text:span text:style-name="T24">type_params</text:span><text:span text:style-name="T9"> &lt;parameterList&gt;</text:span><text:span text:style-name="T26">params</text:span></text:p>
      <text:p text:style-name="P13"/>
      <text:p text:style-name="P4"><text:span text:style-name="T9">&lt;instantiation&gt; := &lt;typeRef&gt;</text:span><text:span text:style-name="T26">type</text:span><text:span text:style-name="T9"> &lt;argumentList&gt;</text:span><text:span text:style-name="T26">args</text:span><text:span text:style-name="T9"> &lt;name&gt;</text:span><text:span text:style-name="T26">name</text:span></text:p>
      <text:p text:style-name="P4"><text:bookmark text:name="h.urynt81jmdiv"/></text:p>
      <text:p text:style-name="P2"><text:span text:style-name="T4">PARSER</text:span></text:p>
      <text:p text:style-name="P4"><text:span text:style-name="T9">&lt;parserDeclaration&gt; := &lt;typeDeclaration&gt;</text:span><text:span text:style-name="T26">proto</text:span><text:span text:style-name="T9"> { &lt;parameterList&gt; }</text:span><text:span text:style-name="T26">ctor_params</text:span></text:p>
      <text:p text:style-name="P4"><text:span text:style-name="T9">    &lt;parserLocalElements&gt;</text:span><text:span text:style-name="T26">local_elements</text:span><text:span text:style-name="T9"> &lt;parserStates&gt;</text:span><text:span text:style-name="T26">states</text:span></text:p>
      <text:p text:style-name="P13"/>
      <text:p text:style-name="P4"><text:span text:style-name="T9">&lt;parserTypeDeclaration&gt; := &lt;name&gt;</text:span><text:span text:style-name="T26">name</text:span><text:span text:style-name="T9"> </text:span><text:span text:style-name="T22">{ &lt;typeParameterList&gt; }</text:span><text:span text:style-name="T24">type_params</text:span><text:span text:style-name="T9"> &lt;parameterList&gt;</text:span><text:span text:style-name="T26">params</text:span></text:p>
      <text:p text:style-name="P13"/>
      <text:p text:style-name="P4"><text:span text:style-name="T9">&lt;parserLocalElements&gt; := { &lt;parserLocalElement&gt;</text:span><text:span text:style-name="T26">[0..n]</text:span><text:span text:style-name="T9"> }*</text:span></text:p>
      <text:p text:style-name="P5"><text:soft-page-break/></text:p>
      <text:p text:style-name="P4"><text:span text:style-name="T9">&lt;parserLocalElement&gt; := ( &lt;variableDeclaration&gt; | &lt;instantiation&gt; )</text:span><text:span text:style-name="T26">element</text:span></text:p>
      <text:p text:style-name="P13"/>
      <text:p text:style-name="P4"><text:span text:style-name="T9">&lt;parserStates&gt; := { &lt;parserState&gt;</text:span><text:span text:style-name="T26">[0..n]</text:span><text:span text:style-name="T9"> }+</text:span></text:p>
      <text:p text:style-name="P5"/>
      <text:p text:style-name="P4"><text:span text:style-name="T9">&lt;parserState&gt; := &lt;name&gt;</text:span><text:span text:style-name="T26">name</text:span><text:span text:style-name="T9"> &lt;parserStatements&gt;</text:span><text:span text:style-name="T26">stmt_list</text:span><text:span text:style-name="T9"> &lt;transitionStatement&gt;</text:span><text:span text:style-name="T26">transition_stmt</text:span></text:p>
      <text:p text:style-name="P13"/>
      <text:p text:style-name="P4"><text:span text:style-name="T9">&lt;parserStatements&gt; := { &lt;parserStatement&gt;</text:span><text:span text:style-name="T26">[0..n]&gt;</text:span><text:span text:style-name="T9"> }*</text:span></text:p>
      <text:p text:style-name="P5"/>
      <text:p text:style-name="P4"><text:span text:style-name="T9">&lt;parserStatement&gt; := ( &lt;assignmentStatement&gt; | &lt;functionCall&gt; | &lt;directApplication&gt; |</text:span></text:p>
      <text:p text:style-name="P4"><text:span text:style-name="T9">    &lt;parserBlockStatement&gt; | &lt;variableDeclaration&gt; )</text:span><text:span text:style-name="T26">stmt</text:span></text:p>
      <text:p text:style-name="P13"/>
      <text:p text:style-name="P4"><text:span text:style-name="T9">&lt;parserBlockStatement&gt; := &lt;parserStatements&gt;</text:span><text:span text:style-name="T26">stmt_list</text:span></text:p>
      <text:p text:style-name="P13"/>
      <text:p text:style-name="P4"><text:span text:style-name="T9">&lt;transitionStatement&gt; := &lt;stateExpression&gt;</text:span><text:span text:style-name="T26">stmt</text:span></text:p>
      <text:p text:style-name="P13"/>
      <text:p text:style-name="P4"><text:span text:style-name="T9">&lt;stateExpression&gt; := ( &lt;name&gt; | &lt;selectExpression&gt; )</text:span><text:span text:style-name="T26">expr</text:span></text:p>
      <text:p text:style-name="P13"/>
      <text:p text:style-name="P4"><text:span text:style-name="T9">&lt;selectExpression&gt; := &lt;expressionList&gt;</text:span><text:span text:style-name="T26">expr_list</text:span><text:span text:style-name="T9"> &lt;selectCaseList&gt;</text:span><text:span text:style-name="T26">case_list</text:span></text:p>
      <text:p text:style-name="P13"/>
      <text:p text:style-name="P4"><text:span text:style-name="T9">&lt;selectCaseList&gt; := { &lt;selectCase&gt;</text:span><text:span text:style-name="T26">[0..n]</text:span><text:span text:style-name="T9"> }*</text:span></text:p>
      <text:p text:style-name="P5"/>
      <text:p text:style-name="P4"><text:span text:style-name="T9">&lt;selectCase&gt; := &lt;keysetExpression&gt;</text:span><text:span text:style-name="T26">keyset_expr</text:span><text:span text:style-name="T9"> &lt;name&gt;</text:span><text:span text:style-name="T26">name</text:span></text:p>
      <text:p text:style-name="P13"/>
      <text:p text:style-name="P4"><text:span text:style-name="T9">&lt;keysetExpression&gt; := ( &lt;tupleKeysetExpression&gt; | &lt;simpleKeysetExpression&gt; )</text:span><text:span text:style-name="T26">expr</text:span></text:p>
      <text:p text:style-name="P13"/>
      <text:p text:style-name="P4"><text:span text:style-name="T9">&lt;tupleKeysetExpression&gt; := &lt;simpleExpressionList&gt;</text:span><text:span text:style-name="T26">expr_list</text:span></text:p>
      <text:p text:style-name="P13"/>
      <text:p text:style-name="P4"><text:span text:style-name="T9">&lt;simpleKeysetExpression&gt; := ( &lt;expression&gt; |</text:span><text:span text:style-name="T12"> </text:span><text:span text:style-name="T9">&lt;default&gt; | &lt;dontcare&gt; )</text:span><text:span text:style-name="T26">expr</text:span></text:p>
      <text:p text:style-name="P13"/>
      <text:p text:style-name="P4"><text:span text:style-name="T9">&lt;simpleExpressionList&gt; := { &lt;simpleKeysetExpression&gt;</text:span><text:span text:style-name="T26">[0..n]</text:span><text:span text:style-name="T9"> }+</text:span></text:p>
      <text:p text:style-name="P4"><text:bookmark text:name="h.lonvlvsdenu"/></text:p>
      <text:p text:style-name="P2"><text:span text:style-name="T4">CONTROL</text:span></text:p>
      <text:p text:style-name="P4"><text:span text:style-name="T9">&lt;controlDeclaration&gt; := &lt;typeDeclaration&gt;</text:span><text:span text:style-name="T26">proto</text:span><text:span text:style-name="T9"> { &lt;parameterList&gt; }</text:span><text:span text:style-name="T26">ctor_params</text:span></text:p>
      <text:p text:style-name="P4"><text:span text:style-name="T9">    &lt;controlLocalDeclarations&gt;</text:span><text:span text:style-name="T26">local_decls</text:span><text:span text:style-name="T9"> &lt;blockStatement&gt;</text:span><text:span text:style-name="T26">apply_stmt</text:span></text:p>
      <text:p text:style-name="P13"/>
      <text:p text:style-name="P4"><text:span text:style-name="T9">&lt;controlTypeDeclaration&gt; := &lt;name&gt;</text:span><text:span text:style-name="T26">name</text:span><text:span text:style-name="T9"> </text:span><text:span text:style-name="T22">{ &lt;typeParameterList&gt; }</text:span><text:span text:style-name="T24">type_params</text:span><text:span text:style-name="T9"> &lt;parameterList&gt;</text:span><text:span text:style-name="T26">params</text:span></text:p>
      <text:p text:style-name="P13"/>
      <text:p text:style-name="P4"><text:span text:style-name="T9">&lt;controlLocalDeclarations&gt; := { &lt;controlLocalDeclaration&gt;</text:span><text:span text:style-name="T26">[0..n]</text:span><text:span text:style-name="T9"> }*</text:span></text:p>
      <text:p text:style-name="P5"/>
      <text:p text:style-name="P4"><text:span text:style-name="T9">&lt;controlLocalDeclaration&gt; := ( &lt;variableDeclaration&gt; | &lt;actionDeclaration&gt; | &lt;tableDeclaration&gt; |</text:span></text:p>
      <text:p text:style-name="P4"><text:span text:style-name="T9">    &lt;instantiation&gt; )</text:span><text:span text:style-name="T26">decl</text:span></text:p>
      <text:p text:style-name="P4"><text:bookmark text:name="h.kigom98yhrsd"/></text:p>
      <text:p text:style-name="P2"><text:span text:style-name="T28">EXTERN</text:span></text:p>
      <text:p text:style-name="P4"><text:span text:style-name="T9">&lt;externDeclaration&gt; := ( &lt;externTypeDeclaration&gt; | &lt;functionPrototype&gt; )</text:span><text:span text:style-name="T26">decl</text:span></text:p>
      <text:p text:style-name="P13"/>
      <text:p text:style-name="P4"><text:span text:style-name="T9">&lt;externTypeDeclaration&gt; := &lt;name&gt;</text:span><text:span text:style-name="T26">name</text:span><text:span text:style-name="T9"> </text:span><text:span text:style-name="T22">{ &lt;typeParameterList&gt;</text:span><text:span text:style-name="T24">type_params</text:span><text:span text:style-name="T22"> }</text:span><text:span text:style-name="T9"> &lt;methodPrototypes&gt;</text:span><text:span text:style-name="T26">method_protos</text:span></text:p>
      <text:p text:style-name="P13"/>
      <text:p text:style-name="P4"><text:span text:style-name="T9">&lt;methodPrototypes&gt; := { &lt;functionPrototype&gt;</text:span><text:span text:style-name="T26">[0..n]</text:span><text:span text:style-name="T9"> }*</text:span></text:p>
      <text:p text:style-name="P5"/>
      <text:p text:style-name="P4"><text:span text:style-name="T9">&lt;functionPrototype&gt; := { &lt;typeRef&gt; }</text:span><text:span text:style-name="T26">return_type</text:span><text:span text:style-name="T9"> &lt;name&gt;</text:span><text:span text:style-name="T26">name</text:span><text:span text:style-name="T9"> </text:span><text:span text:style-name="T22">{ &lt;typeParameterList&gt; }</text:span><text:span text:style-name="T24">type_params</text:span></text:p>
      <text:p text:style-name="P4"><text:span text:style-name="T9">    &lt;parameterList&gt;</text:span><text:span text:style-name="T26">params</text:span></text:p>
      <text:p text:style-name="P4"><text:bookmark text:name="h.unsie9x88jpz"/></text:p>
      <text:p text:style-name="P2"><text:soft-page-break/><text:span text:style-name="T4">TYPES</text:span></text:p>
      <text:p text:style-name="P4"><text:span text:style-name="T9">&lt;typeRef&gt; := ( &lt;baseTypeBoolean&gt; | &lt;baseTypeInteger&gt; | &lt;baseTypeBit&gt; | &lt;baseTypeVarbit&gt; |</text:span></text:p>
      <text:p text:style-name="P4"><text:span text:style-name="T9">    &lt;baseTypeString&gt; | &lt;baseTypeVoid&gt; | &lt;baseTypeError&gt; | &lt;name&gt; | </text:span><text:span text:style-name="T22">&lt;specializedType&gt; |</text:span></text:p>
      <text:p text:style-name="P4"><text:span text:style-name="T9">    &lt;headerStackType&gt; | &lt;tupleType&gt; )</text:span><text:span text:style-name="T26">type</text:span></text:p>
      <text:p text:style-name="P13"/>
      <text:p text:style-name="P4"><text:span text:style-name="T9">&lt;tupleType&gt; := &lt;typeArgumentList&gt;</text:span><text:span text:style-name="T26">type_args</text:span></text:p>
      <text:p text:style-name="P13"/>
      <text:p text:style-name="P4"><text:span text:style-name="T9">&lt;headerStackType&gt; := &lt;typeRef&gt;</text:span><text:span text:style-name="T26">type</text:span><text:span text:style-name="T9"> &lt;expression&gt;</text:span><text:span text:style-name="T26">stack_expr</text:span></text:p>
      <text:p text:style-name="P13"/>
      <text:p text:style-name="P4"><text:span text:style-name="T22">&lt;specializedType&gt; := &lt;typeRef&gt;</text:span><text:span text:style-name="T24">type</text:span><text:span text:style-name="T22"> &lt;typeArgumentList&gt;</text:span><text:span text:style-name="T24">type_args</text:span></text:p>
      <text:p text:style-name="P12"/>
      <text:p text:style-name="P4"><text:span text:style-name="T9">&lt;baseTypeBoolean&gt; := &lt;name&gt;</text:span><text:span text:style-name="T26">name</text:span></text:p>
      <text:p text:style-name="P4"><text:span text:style-name="T9">&lt;baseTypeInteger&gt; := &lt;name&gt;</text:span><text:span text:style-name="T26">name</text:span><text:span text:style-name="T9"> { &lt;integerTypeSize&gt; }</text:span><text:span text:style-name="T26">size</text:span></text:p>
      <text:p text:style-name="P4"><text:span text:style-name="T9">&lt;baseTypeBit&gt; := &lt;name&gt;</text:span><text:span text:style-name="T26">name</text:span><text:span text:style-name="T9"> { &lt;integerTypeSize&gt; }</text:span><text:span text:style-name="T26">size</text:span></text:p>
      <text:p text:style-name="P4"><text:span text:style-name="T9">&lt;baseTypeVarbit&gt; := &lt;name&gt;</text:span><text:span text:style-name="T26">name</text:span><text:span text:style-name="T9"> &lt;integerTypeSize&gt;</text:span><text:span text:style-name="T26">size</text:span></text:p>
      <text:p text:style-name="P4"><text:span text:style-name="T9">&lt;baseTypeString&gt; := &lt;name&gt;</text:span><text:span text:style-name="T26">name</text:span></text:p>
      <text:p text:style-name="P4"><text:span text:style-name="T9">&lt;baseTypeVoid&gt; := &lt;name&gt;</text:span><text:span text:style-name="T26">name</text:span></text:p>
      <text:p text:style-name="P4"><text:span text:style-name="T9">&lt;baseTypeError&gt; := &lt;name&gt;</text:span><text:span text:style-name="T26">name</text:span></text:p>
      <text:p text:style-name="P13"/>
      <text:p text:style-name="P4"><text:span text:style-name="T9">&lt;integerTypeSize&gt; := INTEGER</text:span><text:span text:style-name="T26">size</text:span></text:p>
      <text:p text:style-name="P13"/>
      <text:p text:style-name="P4"><text:span text:style-name="T22">&lt;typeParameterList&gt; := { &lt;name&gt;</text:span><text:span text:style-name="T24">[0..n]</text:span><text:span text:style-name="T22"> }+</text:span></text:p>
      <text:p text:style-name="P11"/>
      <text:p text:style-name="P4"><text:span text:style-name="T9">&lt;realTypeArg&gt; := ( &lt;typeRef&gt; | &lt;dontcare&gt; )</text:span><text:span text:style-name="T26">arg</text:span></text:p>
      <text:p text:style-name="P13"/>
      <text:p text:style-name="P4"><text:span text:style-name="T9">&lt;typeArg&gt; := ( &lt;typeRef&gt; | &lt;name&gt; | &lt;dontcare&gt; )</text:span><text:span text:style-name="T26">arg</text:span></text:p>
      <text:p text:style-name="P13"/>
      <text:p text:style-name="P4"><text:span text:style-name="T9">&lt;realTypeArgumentList&gt; := { &lt;realTypeArg&gt;</text:span><text:span text:style-name="T26">[0..n]</text:span><text:span text:style-name="T9"> }+</text:span></text:p>
      <text:p text:style-name="P5"/>
      <text:p text:style-name="P4"><text:span text:style-name="T9">&lt;typeArgumentList&gt; := { &lt;typeArg&gt;</text:span><text:span text:style-name="T26">[0..n]</text:span><text:span text:style-name="T9"> }*</text:span></text:p>
      <text:p text:style-name="P5"/>
      <text:p text:style-name="P4"><text:span text:style-name="T9">&lt;typeDeclaration&gt; := ( &lt;derivedTypeDeclaration&gt; | &lt;typedefDeclaration&gt; | &lt;parserTypeDeclaration&gt; |</text:span></text:p>
      <text:p text:style-name="P4"><text:span text:style-name="T9">    &lt;controlTypeDeclaration&gt; | &lt;packageTypeDeclaration&gt; )</text:span><text:span text:style-name="T26">decl</text:span></text:p>
      <text:p text:style-name="P13"/>
      <text:p text:style-name="P4"><text:span text:style-name="T9">&lt;derivedTypeDeclaration&gt; := ( &lt;headerTypeDeclaration&gt; | &lt;headerUnionDeclaration&gt; |</text:span></text:p>
      <text:p text:style-name="P4"><text:span text:style-name="T9">    &lt;structTypeDeclaration&gt; | &lt;enumDeclaration&gt; )</text:span><text:span text:style-name="T26">decl</text:span></text:p>
      <text:p text:style-name="P13"/>
      <text:p text:style-name="P4"><text:span text:style-name="T9">&lt;headerTypeDeclaration&gt; := &lt;name&gt;</text:span><text:span text:style-name="T26">name</text:span><text:span text:style-name="T9"> &lt;structFieldList&gt;</text:span><text:span text:style-name="T26">fields</text:span></text:p>
      <text:p text:style-name="P13"/>
      <text:p text:style-name="P4"><text:span text:style-name="T9">&lt;headerUnionDeclaration&gt; := &lt;name&gt;</text:span><text:span text:style-name="T26">name</text:span><text:span text:style-name="T9"> &lt;structFieldList&gt;</text:span><text:span text:style-name="T26">fields</text:span></text:p>
      <text:p text:style-name="P13"/>
      <text:p text:style-name="P4"><text:span text:style-name="T9">&lt;structTypeDeclaration&gt; := &lt;name&gt;</text:span><text:span text:style-name="T26">name</text:span><text:span text:style-name="T9"> &lt;structFieldList&gt;</text:span><text:span text:style-name="T26">fields</text:span></text:p>
      <text:p text:style-name="P13"/>
      <text:p text:style-name="P4"><text:span text:style-name="T9">&lt;structFieldList&gt; := { &lt;structField&gt;</text:span><text:span text:style-name="T26">[0..n]</text:span><text:span text:style-name="T9"> }*</text:span></text:p>
      <text:p text:style-name="P5"/>
      <text:p text:style-name="P4"><text:span text:style-name="T9">&lt;structField&gt; := &lt;typeRef&gt;</text:span><text:span text:style-name="T26">type</text:span><text:span text:style-name="T9"> &lt;name&gt;</text:span><text:span text:style-name="T26">name</text:span></text:p>
      <text:p text:style-name="P13"/>
      <text:p text:style-name="P4"><text:span text:style-name="T9">&lt;enumDeclaration&gt; := INTEGER</text:span><text:span text:style-name="T26">type_size</text:span><text:span text:style-name="T9"> &lt;name&gt;</text:span><text:span text:style-name="T26">name</text:span><text:span text:style-name="T9"> &lt;specifiedIdentifierList&gt;</text:span><text:span text:style-name="T26">fields</text:span></text:p>
      <text:p text:style-name="P13"/>
      <text:p text:style-name="P4"><text:span text:style-name="T9">&lt;errorDeclaration&gt; := &lt;identifierList&gt;</text:span><text:span text:style-name="T26">fields</text:span></text:p>
      <text:p text:style-name="P13"/>
      <text:p text:style-name="P4"><text:span text:style-name="T9">&lt;matchKindDeclaration&gt; := &lt;identifierList&gt;</text:span><text:span text:style-name="T26">fields</text:span></text:p>
      <text:p text:style-name="P13"/>
      <text:p text:style-name="P4"><text:soft-page-break/><text:span text:style-name="T9">&lt;identifierList&gt; := { &lt;name&gt;</text:span><text:span text:style-name="T26">[0..n]</text:span><text:span text:style-name="T9"> }+</text:span></text:p>
      <text:p text:style-name="P5"/>
      <text:p text:style-name="P4"><text:span text:style-name="T9">&lt;specifiedIdentifierList&gt; := { &lt;specifiedIdentifier&gt;</text:span><text:span text:style-name="T26">[0..n]</text:span><text:span text:style-name="T9"> }+</text:span></text:p>
      <text:p text:style-name="P5"/>
      <text:p text:style-name="P4"><text:span text:style-name="T9">&lt;specifiedIdentifier&gt; := &lt;name&gt;</text:span><text:span text:style-name="T26">name</text:span><text:span text:style-name="T9"> { &lt;expression&gt; }</text:span><text:span text:style-name="T26">init_expr</text:span></text:p>
      <text:p text:style-name="P13"/>
      <text:p text:style-name="P4"><text:span text:style-name="T9">&lt;typedefDeclaration&gt; := ( &lt;typeRef&gt; | &lt;derivedTypeDeclaration&gt; )</text:span><text:span text:style-name="T26">type_ref</text:span><text:span text:style-name="T9"> &lt;name&gt;</text:span><text:span text:style-name="T26">name</text:span></text:p>
      <text:p text:style-name="P4"><text:bookmark text:name="h.jq75jmi7ap04"/></text:p>
      <text:p text:style-name="P2"><text:span text:style-name="T4">STATEMENTS</text:span></text:p>
      <text:p text:style-name="P4"><text:span text:style-name="T9">&lt;assignmentStatement&gt; := ( &lt;expression&gt; | &lt;lvalueExpression&gt; )</text:span><text:span text:style-name="T26">lhs_expr</text:span><text:span text:style-name="T9"> &lt;expression&gt;</text:span><text:span text:style-name="T26">rhs_expr</text:span></text:p>
      <text:p text:style-name="P13"/>
      <text:p text:style-name="P4"><text:span text:style-name="T9">&lt;functionCall&gt; := ( &lt;expression&gt; | &lt;lvalueExpression&gt; )</text:span><text:span text:style-name="T26">lhs_expr</text:span><text:span text:style-name="T9"> &lt;argumentList&gt;</text:span><text:span text:style-name="T26">args</text:span></text:p>
      <text:p text:style-name="P13"/>
      <text:p text:style-name="P4"><text:span text:style-name="T9">&lt;returnStatement&gt; := { &lt;expression&gt; }</text:span><text:span text:style-name="T26">expr</text:span></text:p>
      <text:p text:style-name="P13"/>
      <text:p text:style-name="P4"><text:span text:style-name="T9">&lt;exitStatement&gt; := </text:span><text:span text:style-name="T10">exit</text:span></text:p>
      <text:p text:style-name="P6"/>
      <text:p text:style-name="P4"><text:span text:style-name="T9">&lt;conditionalStatement&gt; := &lt;expression&gt;</text:span><text:span text:style-name="T26">cond_expr</text:span><text:span text:style-name="T9"> &lt;statement&gt;</text:span><text:span text:style-name="T26">stmt</text:span><text:span text:style-name="T9"> { &lt;statement&gt;</text:span><text:span text:style-name="T26">else_stmt</text:span><text:span text:style-name="T9"> }</text:span></text:p>
      <text:p text:style-name="P5"/>
      <text:p text:style-name="P4"><text:span text:style-name="T9">&lt;directApplication&gt; := ( &lt;name&gt; | &lt;typeRef&gt; )</text:span><text:span text:style-name="T26">name</text:span><text:span text:style-name="T9"> &lt;argumentList&gt;</text:span><text:span text:style-name="T26">args</text:span></text:p>
      <text:p text:style-name="P13"/>
      <text:p text:style-name="P4"><text:span text:style-name="T9">&lt;statement&gt; := ( &lt;assignmentStatement&gt; | &lt;functionCall&gt; | &lt;directApplication&gt; |</text:span></text:p>
      <text:p text:style-name="P4"><text:span text:style-name="T9">    &lt;conditionalStatement&gt; | &lt;emptyStatement&gt; | &lt;blockStatement&gt; | &lt;exitStatement&gt; |</text:span></text:p>
      <text:p text:style-name="P4"><text:span text:style-name="T9">    &lt;returnStatement&gt; | &lt;switchStatement&gt; )</text:span><text:span text:style-name="T26">stmt</text:span></text:p>
      <text:p text:style-name="P13"/>
      <text:p text:style-name="P4"><text:span text:style-name="T9">&lt;blockStatement&gt; := &lt;statementOrDeclList&gt;</text:span><text:span text:style-name="T26">stmt_list</text:span></text:p>
      <text:p text:style-name="P13"/>
      <text:p text:style-name="P4"><text:span text:style-name="T9">&lt;statementOrDeclList&gt; := { &lt;statementOrDeclaration&gt;</text:span><text:span text:style-name="T26">[0..n]</text:span><text:span text:style-name="T9"> }*</text:span></text:p>
      <text:p text:style-name="P5"/>
      <text:p text:style-name="P4"><text:span text:style-name="T9">&lt;switchStatement&gt; := &lt;expression&gt;</text:span><text:span text:style-name="T26">expr</text:span><text:span text:style-name="T9"> &lt;switchCases&gt;</text:span><text:span text:style-name="T26">switch_cases</text:span></text:p>
      <text:p text:style-name="P13"/>
      <text:p text:style-name="P4"><text:span text:style-name="T9">&lt;switchCases&gt; := { &lt;switchCase&gt;</text:span><text:span text:style-name="T26">[0..n]</text:span><text:span text:style-name="T9"> }*</text:span></text:p>
      <text:p text:style-name="P5"/>
      <text:p text:style-name="P4"><text:span text:style-name="T9">&lt;switchCase&gt; := &lt;switchLabel&gt;</text:span><text:span text:style-name="T26">label</text:span><text:span text:style-name="T9"> { &lt;blockStatement&gt;</text:span><text:span text:style-name="T26">stmt</text:span><text:span text:style-name="T9"> }</text:span></text:p>
      <text:p text:style-name="P5"/>
      <text:p text:style-name="P4"><text:span text:style-name="T9">&lt;switchLabel&gt; := ( &lt;name&gt; | &lt;default&gt; )</text:span><text:span text:style-name="T26">label</text:span></text:p>
      <text:p text:style-name="P13"/>
      <text:p text:style-name="P4"><text:span text:style-name="T9">&lt;statementOrDeclaration&gt; := ( &lt;variableDeclaration&gt; | &lt;statement&gt; | &lt;instantiation&gt; )</text:span><text:span text:style-name="T26">stmt</text:span></text:p>
      <text:p text:style-name="P4"><text:bookmark text:name="h.3yj53ym5u8di"/></text:p>
      <text:p text:style-name="P2"><text:span text:style-name="T4">TABLES</text:span></text:p>
      <text:p text:style-name="P4"><text:span text:style-name="T9">&lt;tableDeclaration&gt; := &lt;name&gt;</text:span><text:span text:style-name="T26">name</text:span><text:span text:style-name="T9"> &lt;tablePropertyList&gt;</text:span><text:span text:style-name="T26">prop_list</text:span></text:p>
      <text:p text:style-name="P13"/>
      <text:p text:style-name="P4"><text:span text:style-name="T9">&lt;tablePropertyList&gt; := { tableProperty</text:span><text:span text:style-name="T26">[0..n]</text:span><text:span text:style-name="T9"> }+</text:span></text:p>
      <text:p text:style-name="P5"/>
      <text:p text:style-name="P4"><text:span text:style-name="T9">&lt;tableProperty&gt; := ( &lt;keyProperty&gt; | &lt;actionsProperty&gt; | &lt;entriesProperty&gt; | &lt;simpleProperty&gt; )</text:span><text:span text:style-name="T26">prop</text:span></text:p>
      <text:p text:style-name="P13"/>
      <text:p text:style-name="P4"><text:span text:style-name="T9">&lt;keyProperty&gt; := &lt;keyElementList&gt;</text:span><text:span text:style-name="T26">keyelem_list</text:span></text:p>
      <text:p text:style-name="P13"/>
      <text:p text:style-name="P4"><text:span text:style-name="T9">&lt;keyElementList&gt; := { &lt;keyElement&gt;</text:span><text:span text:style-name="T26">[0..n]</text:span><text:span text:style-name="T9"> }*</text:span></text:p>
      <text:p text:style-name="P5"/>
      <text:p text:style-name="P4"><text:span text:style-name="T9">&lt;keyElement&gt; := &lt;expression&gt;</text:span><text:span text:style-name="T26">expr</text:span><text:span text:style-name="T9"> &lt;name&gt;</text:span><text:span text:style-name="T26">match</text:span></text:p>
      <text:p text:style-name="P13"/>
      <text:p text:style-name="P4"><text:span text:style-name="T9">&lt;actionsProperty&gt; := &lt;actionList&gt;</text:span><text:span text:style-name="T26">action_list</text:span></text:p>
      <text:p text:style-name="P13"><text:soft-page-break/></text:p>
      <text:p text:style-name="P4"><text:span text:style-name="T9">&lt;actionList&gt; := { &lt;actionRef&gt;</text:span><text:span text:style-name="T26">[0..n]</text:span><text:span text:style-name="T9"> }*</text:span></text:p>
      <text:p text:style-name="P5"/>
      <text:p text:style-name="P4"><text:span text:style-name="T9">&lt;actionRef&gt; := &lt;name&gt;</text:span><text:span text:style-name="T26">name</text:span><text:span text:style-name="T9"> { &lt;argumentList&gt;</text:span><text:span text:style-name="T26">args</text:span><text:span text:style-name="T9"> }</text:span></text:p>
      <text:p text:style-name="P5"/>
      <text:p text:style-name="P4"><text:span text:style-name="T9">&lt;entriesProperty&gt; := &lt;entriesList&gt;</text:span><text:span text:style-name="T26">entries_list</text:span></text:p>
      <text:p text:style-name="P13"/>
      <text:p text:style-name="P4"><text:span text:style-name="T9">&lt;entriesList&gt; := { &lt;entry&gt;</text:span><text:span text:style-name="T26">[0..n]</text:span><text:span text:style-name="T9"> }+</text:span></text:p>
      <text:p text:style-name="P5"/>
      <text:p text:style-name="P4"><text:span text:style-name="T9">&lt;entry&gt; := &lt;keysetExpression&gt;</text:span><text:span text:style-name="T26">keyset</text:span><text:span text:style-name="T9"> &lt;actionRef&gt;</text:span><text:span text:style-name="T26">action</text:span></text:p>
      <text:p text:style-name="P13"/>
      <text:p text:style-name="P4"><text:span text:style-name="T9">&lt;simpleProperty&gt; := &lt;name&gt;</text:span><text:span text:style-name="T26">name</text:span><text:span text:style-name="T9"> &lt;expression&gt;</text:span><text:span text:style-name="T26">init_expr</text:span></text:p>
      <text:p text:style-name="P13"/>
      <text:p text:style-name="P4"><text:span text:style-name="T9">&lt;actionDeclaration&gt; := &lt;name&gt;</text:span><text:span text:style-name="T26">name</text:span><text:span text:style-name="T9"> &lt;parameterList&gt;</text:span><text:span text:style-name="T26">params</text:span><text:span text:style-name="T9"> &lt;blockStatement&gt;</text:span><text:span text:style-name="T26">stmt</text:span></text:p>
      <text:p text:style-name="P4"><text:bookmark text:name="h.bnibptne0ql1"/></text:p>
      <text:p text:style-name="P2"><text:span text:style-name="T4">VARIABLES</text:span></text:p>
      <text:p text:style-name="P4"><text:span text:style-name="T9">&lt;variableDeclaration&gt; := &lt;typeRef&gt;</text:span><text:span text:style-name="T26">type</text:span><text:span text:style-name="T9"> &lt;name&gt;</text:span><text:span text:style-name="T26">name</text:span><text:span text:style-name="T9"> { &lt;expression&gt; }</text:span><text:span text:style-name="T26">init_expr</text:span></text:p>
      <text:p text:style-name="P4"><text:bookmark text:name="h.arqh4gb77vcf"/></text:p>
      <text:p text:style-name="P2"><text:span text:style-name="T4">EXPRESSIONS</text:span></text:p>
      <text:p text:style-name="P4"><text:span text:style-name="T9">&lt;functionDeclaration&gt; := &lt;functionPrototype&gt;</text:span><text:span text:style-name="T26">proto</text:span><text:span text:style-name="T9"> &lt;blockStatement&gt;</text:span><text:span text:style-name="T26">stmt</text:span></text:p>
      <text:p text:style-name="P13"/>
      <text:p text:style-name="P4"><text:span text:style-name="T9">&lt;argumentList&gt; := { &lt;argument&gt;</text:span><text:span text:style-name="T26">[0..n]</text:span><text:span text:style-name="T9"> }*</text:span></text:p>
      <text:p text:style-name="P5"/>
      <text:p text:style-name="P4"><text:span text:style-name="T9">&lt;argument&gt; := ( &lt;expression&gt; | )</text:span><text:span text:style-name="T26">arg</text:span></text:p>
      <text:p text:style-name="P13"/>
      <text:p text:style-name="P4"><text:span text:style-name="T9">&lt;expressionList&gt; := { &lt;expression&gt;</text:span><text:span text:style-name="T26">[0..n]</text:span><text:span text:style-name="T9"> }*</text:span></text:p>
      <text:p text:style-name="P5"/>
      <text:p text:style-name="P4"><text:span text:style-name="T9">&lt;lvalueExpression&gt; := ( &lt;name&gt; | &lt;memberSelector&gt; | &lt;arraySubscript&gt; )</text:span><text:span text:style-name="T26">expr</text:span></text:p>
      <text:p text:style-name="P13"/>
      <text:p text:style-name="P4"><text:span text:style-name="T9">&lt;expression&gt; := ( &lt;expression&gt; | &lt;booleanLiteral&gt; | &lt;integerLiteral&gt; | &lt;stringLiteral&gt; | &lt;name&gt; |</text:span></text:p>
      <text:p text:style-name="P4"><text:span text:style-name="T9">    &lt;expressionList&gt; | &lt;castExpression&gt; | &lt;unaryExpression&gt; | &lt;binaryExpression&gt; | &lt;memberSelector&gt; |</text:span></text:p>
      <text:p text:style-name="P4"><text:span text:style-name="T9">    &lt;arraySubscript&gt; | &lt;functionCall&gt; )</text:span><text:span text:style-name="T26">expr</text:span><text:span text:style-name="T9"> </text:span><text:span text:style-name="T22">{ &lt;realTypeArgumentList&gt; }</text:span><text:span text:style-name="T24">type_args</text:span></text:p>
      <text:p text:style-name="P12"/>
      <text:p text:style-name="P4"><text:span text:style-name="T9">&lt;castExpression&gt; := &lt;typeRef&gt;</text:span><text:span text:style-name="T26">type</text:span><text:span text:style-name="T9"> &lt;expression&gt;</text:span><text:span text:style-name="T26">expr</text:span></text:p>
      <text:p text:style-name="P13"/>
      <text:p text:style-name="P4"><text:span text:style-name="T9">&lt;unaryExpression&gt; := OPERATOR</text:span><text:span text:style-name="T26">op</text:span><text:span text:style-name="T9"> &lt;expression&gt;</text:span><text:span text:style-name="T26">operand</text:span></text:p>
      <text:p text:style-name="P13"/>
      <text:p text:style-name="P4"><text:span text:style-name="T9">&lt;binaryExpression&gt; := &lt;expression&gt;</text:span><text:span text:style-name="T26">left_operand</text:span><text:span text:style-name="T9"> OPERATOR</text:span><text:span text:style-name="T26">op</text:span><text:span text:style-name="T9"> &lt;expression&gt;</text:span><text:span text:style-name="T26">right_operand</text:span></text:p>
      <text:p text:style-name="P13"/>
      <text:p text:style-name="P4"><text:span text:style-name="T9">&lt;memberSelector&gt; := ( &lt;expression&gt; | &lt;lvalueExpression&gt; )</text:span><text:span text:style-name="T26">lhs_expr</text:span><text:span text:style-name="T9"> &lt;name&gt;</text:span><text:span text:style-name="T26">name</text:span></text:p>
      <text:p text:style-name="P13"/>
      <text:p text:style-name="P4"><text:span text:style-name="T9">&lt;arraySubscript&gt; := ( &lt;expression&gt; | &lt;lvalueExpression&gt; )</text:span><text:span text:style-name="T26">lhs_expr</text:span><text:span text:style-name="T9"> &lt;indexExpression&gt;</text:span><text:span text:style-name="T26">index_expr</text:span></text:p>
      <text:p text:style-name="P13"/>
      <text:p text:style-name="P4"><text:span text:style-name="T9">&lt;indexExpression&gt; := &lt;expression&gt;</text:span><text:span text:style-name="T26">start_index</text:span><text:span text:style-name="T9"> { &lt;expression&gt; }</text:span><text:span text:style-name="T26">end_index</text:span></text:p>
      <text:p text:style-name="P13"/>
      <text:p text:style-name="P4"><text:span text:style-name="T9">&lt;booleanLiteral&gt; := INTEGER</text:span><text:span text:style-name="T26">value</text:span></text:p>
      <text:p text:style-name="P13"/>
      <text:p text:style-name="P4"><text:span text:style-name="T9">&lt;integerLiteral&gt; := INTEGER</text:span><text:span text:style-name="T26">value</text:span><text:span text:style-name="T9"> INTEGER</text:span><text:span text:style-name="T26">width</text:span></text:p>
      <text:p text:style-name="P13"/>
      <text:p text:style-name="P4"><text:span text:style-name="T9">&lt;stringLiteral&gt; := STRING</text:span><text:span text:style-name="T26">value</text:span></text:p>
      <text:p text:style-name="P13"/>
      <text:p text:style-name="P4"><text:span text:style-name="T9">&lt;default&gt; := </text:span><text:span text:style-name="T10">default</text:span></text:p>
      <text:p text:style-name="P6"><text:soft-page-break/></text:p>
      <text:p text:style-name="P4"><text:span text:style-name="T9">&lt;dontcare&gt; := </text:span><text:span text:style-name="T14">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/>
      <style:text-properties style:font-name="Arial" fo:font-family="Arial" style:font-family-generic="roman" style:font-pitch="variable" fo:font-size="11pt" style:font-name-asian="Courier New1" style:font-family-asian="'Courier New'" style:font-family-generic-asian="system" style:font-pitch-asian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rowhead_20_List" style:display-name="Arrowhead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>
      <style:paragraph-properties fo:margin-left="1in" fo:margin-right="1in" fo:margin-top="0in" fo:margin-bottom="0.0835in" style:contextual-spacing="false" fo:text-indent="0in" style:auto-text-indent="false"/>
    </style:style>
    <style:style style:name="Box_20_List" style:display-name="Box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" style:family="paragraph" style:parent-style-name="Standard" style:class="extra"/>
    <style:style style:name="Footnote" style:family="paragraph" style:parent-style-name="Standard" style:class="extra">
      <style:text-properties fo:font-size="10pt" style:font-size-asian="10pt"/>
    </style:style>
    <style:style style:name="Hand_20_List" style:display-name="Hand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278in" fo:margin-bottom="0.0827in" style:contextual-spacing="false" fo:line-height="100%"/>
      <style:text-properties style:font-name="Arial" fo:font-family="Arial" style:font-family-generic="roman" style:font-pitch="variable" fo:font-size="20pt" style:font-size-asian="20pt"/>
    </style:style>
    <style:style style:name="Heading_20_2" style:display-name="Heading 2" style:family="paragraph" style:parent-style-name="Standard" style:next-style-name="Standard" style:class="text">
      <style:paragraph-properties fo:margin-top="0.25in" fo:margin-bottom="0.0827in" style:contextual-spacing="false" fo:line-height="100%"/>
      <style:text-properties style:font-name="Arial" fo:font-family="Arial" style:font-family-generic="roman" style:font-pitch="variable" fo:font-size="16pt" style:font-size-asian="16pt"/>
    </style:style>
    <style:style style:name="Heading_20_3" style:display-name="Heading 3" style:family="paragraph" style:parent-style-name="Standard" style:next-style-name="Standard" style:class="text">
      <style:paragraph-properties fo:margin-top="0.2217in" fo:margin-bottom="0.0555in" style:contextual-spacing="false" fo:line-height="100%"/>
      <style:text-properties fo:color="#434343" loext:opacity="100%"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margin-top="0.1937in" fo:margin-bottom="0.0555in" style:contextual-spacing="false" fo:line-height="100%"/>
    </style:style>
    <style:style style:name="Heart_20_List" style:display-name="Heart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>
      <style:paragraph-properties fo:margin-left="0.5in" fo:margin-right="0in" fo:text-indent="-0.2992in" style:auto-text-indent="false"/>
    </style:style>
    <style:style style:name="Lower_20_Roman_20_List" style:display-name="Lower Roman List" style:family="paragraph" style:parent-style-name="Standard">
      <style:paragraph-properties fo:margin-left="0.5in" fo:margin-right="0in" fo:text-indent="-0.2992in" style:auto-text-indent="false"/>
    </style:style>
    <style:style style:name="Normal_20_Table" style:display-name="Normal Table" style:family="paragraph"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Numbered_20_Heading_20_1" style:display-name="Numbered Heading 1" style:family="paragraph" style:parent-style-name="Heading_20_1" style:next-style-name="Standard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next-style-name="Standard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next-style-name="Standard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next-style-name="Standard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ubtitle" style:family="paragraph" style:parent-style-name="Heading" style:class="chapter">
      <style:paragraph-properties fo:margin-top="0.1665in" fo:margin-bottom="0.2217in" style:contextual-spacing="false" fo:line-height="100%"/>
    </style:style>
    <style:style style:name="Tick_20_List" style:display-name="Tick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tle" style:family="paragraph" style:parent-style-name="Standard" style:class="chapter">
      <style:paragraph-properties fo:margin-top="0in" fo:margin-bottom="0.0417in" style:contextual-spacing="false" fo:line-height="100%"/>
      <style:text-properties style:font-name="Arial" fo:font-family="Arial" style:font-family-generic="roman" style:font-pitch="variable" fo:font-size="26pt" style:font-size-asian="26pt"/>
    </style:style>
    <style:style style:name="Triangle_20_List" style:display-name="Triangle List" style:family="paragraph">
      <style:paragraph-properties fo:margin-left="0.5in" fo:margin-right="0in" fo:text-indent="-0.2992in" style:auto-text-indent="false"/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555in" style:contextual-spacing="false" fo:line-height="100%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555in" style:contextual-spacing="false" fo:line-height="100%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5in" fo:margin-bottom="0.5in" fo:margin-left="0.5in" fo:margin-right="0.5in" style:writing-mode="lr-tb" style:layout-grid-color="#c0c0c0" style:layout-grid-lines="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13:07:03.440668264</dc:date>
    <meta:editing-duration>PT4M33S</meta:editing-duration>
    <meta:editing-cycles>1</meta:editing-cycles>
    <meta:document-statistic meta:table-count="0" meta:image-count="0" meta:object-count="0" meta:page-count="10" meta:paragraph-count="292" meta:word-count="1749" meta:character-count="15477" meta:non-whitespace-character-count="13754"/>
    <meta:generator>LibreOffice/7.3.7.2$Linux_X86_64 LibreOffice_project/30$Build-2</meta:generator>
  </office:meta>
</office:document-meta>
</file>